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Footlight MT Light" svg:font-family="Footlight MT Light" style:font-family-generic="roman" style:font-pitch="variable" svg:panose-1="2 4 6 2 6 3 10 2 3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Footlight MT Light"/>
    </style:style>
    <style:style style:name="T3" style:parent-style-name="DefaultParagraphFont" style:family="text">
      <style:text-properties style:font-name="Footlight MT Light" fo:font-weight="bold" style:font-weight-asian="bold"/>
    </style:style>
    <style:style style:name="T4" style:parent-style-name="DefaultParagraphFont" style:family="text">
      <style:text-properties style:font-name="Footlight MT Light"/>
    </style:style>
    <style:style style:name="P5" style:parent-style-name="Standard" style:family="paragraph">
      <style:text-properties style:font-name="Footlight MT Light"/>
    </style:style>
    <style:style style:name="T6" style:parent-style-name="DefaultParagraphFont" style:family="text">
      <style:text-properties style:font-name="Footlight MT Light" fo:font-weight="bold" style:font-weight-asian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font-name="Footlight MT Light" fo:font-size="10pt" style:font-size-asian="10pt" style:font-size-complex="10pt"/>
    </style:style>
    <style:style style:name="P8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9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1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3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16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7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9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2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21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2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2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4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6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8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30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1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3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3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3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35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3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3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8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40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4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42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3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4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45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4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47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4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4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50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5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52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5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54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5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5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57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5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59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6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6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62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6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64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6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66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7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6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69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71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7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73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7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75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76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7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78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7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80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8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8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83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8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85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8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87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88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8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90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9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92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9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95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9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97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9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99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00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1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02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10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104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10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106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107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10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09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11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1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113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14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11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16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117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118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11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1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21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2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23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2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125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26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2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28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2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3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131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13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133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3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135" style:parent-style-name="Normal" style:family="paragraph">
      <style:paragraph-properties fo:widows="2" fo:orphans="2" style:text-autospace="none" style:vertical-align="auto" fo:margin-bottom="0in" fo:line-height="100%"/>
      <style:text-properties style:font-name="Courier New" style:font-name-complex="Courier New" fo:color="#0000FF" style:letter-kerning="false" fo:font-size="10pt" style:font-size-asian="10pt" style:font-size-complex="10pt" fo:language="en" fo:country="US" fo:hyphenate="true"/>
    </style:style>
    <style:style style:name="P136" style:parent-style-name="Standard" style:family="paragraph">
      <style:text-properties style:font-name="Footlight MT Light" fo:font-size="10pt" style:font-size-asian="10pt" style:font-size-complex="10pt"/>
    </style:style>
    <style:style style:name="P137" style:parent-style-name="Standard" style:family="paragraph">
      <style:text-properties style:font-name="Footlight MT Light" fo:font-size="10pt" style:font-size-asian="10pt" style:font-size-complex="10pt"/>
    </style:style>
    <style:style style:name="P138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39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4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41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4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43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14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4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146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47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14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49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15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151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15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15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54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5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56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5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58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5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160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61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16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63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16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165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16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16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68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6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70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7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172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73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17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75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17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177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17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17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80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82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8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184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85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1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87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18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189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19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19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92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9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94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19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196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97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19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199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20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01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0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03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0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205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06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20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08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20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210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21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21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13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15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1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217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18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21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20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22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222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22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2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25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2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27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2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229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30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23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32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2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34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3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36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37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238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39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24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41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24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43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4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45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4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247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48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24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50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25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52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5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54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5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256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57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59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6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6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262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26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264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6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266" style:parent-style-name="Normal" style:family="paragraph">
      <style:paragraph-properties fo:widows="2" fo:orphans="2" style:text-autospace="none" style:vertical-align="auto" fo:margin-bottom="0in" fo:line-height="100%"/>
      <style:text-properties style:font-name="Courier New" style:font-name-complex="Courier New" fo:color="#0000FF" style:letter-kerning="false" fo:font-size="10pt" style:font-size-asian="10pt" style:font-size-complex="10pt" fo:language="en" fo:country="US" fo:hyphenate="true"/>
    </style:style>
    <style:style style:name="P267" style:parent-style-name="Standard" style:family="paragraph">
      <style:text-properties style:font-name="Footlight MT Light" fo:font-size="10pt" style:font-size-asian="10pt" style:font-size-complex="10pt"/>
    </style:style>
    <style:style style:name="P268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69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71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7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73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27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7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276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77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27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79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28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281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28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28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84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8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86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8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88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8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290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91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29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93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29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295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29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29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298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29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00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0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302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03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3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05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30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307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30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30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10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1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12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1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314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15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1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17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1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320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32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322" style:parent-style-name="Normal" style:family="paragraph">
      <style:paragraph-properties fo:widows="2" fo:orphans="2" style:text-autospace="none" style:vertical-align="auto" fo:margin-bottom="0in" fo:line-height="100%"/>
      <style:text-properties style:font-name="Courier New" style:font-name-complex="Courier New" fo:color="#0000FF" style:letter-kerning="false" fo:font-size="10pt" style:font-size-asian="10pt" style:font-size-complex="10pt" fo:language="en" fo:country="US" fo:hyphenate="true"/>
    </style:style>
    <style:style style:name="T323" style:parent-style-name="DefaultParagraphFont" style:family="text">
      <style:text-properties style:font-name="Footlight MT Light" fo:font-size="10pt" style:font-size-asian="10pt" style:font-size-complex="10pt"/>
    </style:style>
    <style:style style:name="T324" style:parent-style-name="DefaultParagraphFont" style:family="text">
      <style:text-properties style:font-name="Footlight MT Light" fo:font-size="10pt" style:font-size-asian="10pt" style:font-size-complex="10pt"/>
    </style:style>
    <style:style style:name="T325" style:parent-style-name="DefaultParagraphFont" style:family="text">
      <style:text-properties style:font-name="Footlight MT Light" fo:font-size="10pt" style:font-size-asian="10pt" style:font-size-complex="10pt"/>
    </style:style>
    <style:style style:name="T326" style:parent-style-name="DefaultParagraphFont" style:family="text">
      <style:text-properties style:font-name="Footlight MT Light" fo:font-size="10pt" style:font-size-asian="10pt" style:font-size-complex="10pt"/>
    </style:style>
    <style:style style:name="P327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28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2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30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3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32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3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3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335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36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33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38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33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340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34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34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43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4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45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4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47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4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349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50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35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52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35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354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35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35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57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59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6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361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62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36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64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36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366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367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36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69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71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7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373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74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37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76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377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378" style:parent-style-name="DefaultParagraphFont" style:family="text">
      <style:text-properties style:font-name="Courier New" style:font-name-complex="Courier New" fo:color="#800080" style:letter-kerning="false" fo:font-size="10pt" style:font-size-asian="10pt" style:font-size-complex="10pt" fo:background-color="#FFFF00" fo:language="en" fo:country="US"/>
    </style:style>
    <style:style style:name="T37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38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81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8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83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8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385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86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38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88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38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90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9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92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39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394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95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39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97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fo:background-color="#FFFF00" fo:language="en" fo:country="US"/>
    </style:style>
    <style:style style:name="T39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399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40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401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40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403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04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40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406" style:parent-style-name="DefaultParagraphFont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00" fo:language="en" fo:country="US"/>
    </style:style>
    <style:style style:name="T40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FFFF00" fo:language="en" fo:country="US"/>
    </style:style>
    <style:style style:name="T40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409" style:parent-style-name="DefaultParagraphFont" style:family="text">
      <style:text-properties style:font-name="Courier New" style:font-name-complex="Courier New" fo:color="#808000" style:letter-kerning="false" fo:font-size="10pt" style:font-size-asian="10pt" style:font-size-complex="10pt" fo:background-color="#FFFF00" fo:language="en" fo:country="US"/>
    </style:style>
    <style:style style:name="T41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P411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1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fo:background-color="#FFFF00" fo:language="en" fo:country="US"/>
    </style:style>
    <style:style style:name="T413" style:parent-style-name="DefaultParagraphFont" style:family="text">
      <style:text-properties style:font-name="Footlight MT Light" fo:font-weight="bold" style:font-weight-asian="bold" style:text-underline-type="single" style:text-underline-style="solid" style:text-underline-width="auto" style:text-underline-mode="continuous"/>
    </style:style>
    <style:style style:name="T414" style:parent-style-name="DefaultParagraphFont" style:family="text">
      <style:text-properties style:font-name="Footlight MT Light" fo:font-size="10pt" style:font-size-asian="10pt" style:font-size-complex="10pt"/>
    </style:style>
    <style:style style:name="T415" style:parent-style-name="DefaultParagraphFont" style:family="text">
      <style:text-properties style:font-name="Footlight MT Light" fo:font-size="10pt" style:font-size-asian="10pt" style:font-size-complex="10pt"/>
    </style:style>
    <style:style style:name="T416" style:parent-style-name="DefaultParagraphFont" style:family="text">
      <style:text-properties style:font-name="Footlight MT Light" fo:font-size="10pt" style:font-size-asian="10pt" style:font-size-complex="10pt"/>
    </style:style>
    <style:style style:name="T417" style:parent-style-name="DefaultParagraphFont" style:family="text">
      <style:text-properties style:font-name="Footlight MT Light" fo:font-size="10pt" style:font-size-asian="10pt" style:font-size-complex="10pt"/>
    </style:style>
    <style:style style:name="T418" style:parent-style-name="DefaultParagraphFont" style:family="text">
      <style:text-properties style:font-name="Footlight MT Light" fo:font-size="10pt" style:font-size-asian="10pt" style:font-size-complex="10pt"/>
    </style:style>
    <style:style style:name="T419" style:parent-style-name="DefaultParagraphFont" style:family="text">
      <style:text-properties style:font-name="Footlight MT Light" fo:font-size="10pt" style:font-size-asian="10pt" style:font-size-complex="10pt"/>
    </style:style>
    <style:style style:name="T420" style:parent-style-name="DefaultParagraphFont" style:family="text">
      <style:text-properties style:font-name="Footlight MT Light" fo:font-size="10pt" style:font-size-asian="10pt" style:font-size-complex="10pt"/>
    </style:style>
    <style:style style:name="T421" style:parent-style-name="DefaultParagraphFont" style:family="text">
      <style:text-properties style:font-name="Footlight MT Light" fo:font-size="10pt" style:font-size-asian="10pt" style:font-size-complex="10pt"/>
    </style:style>
    <style:style style:name="T422" style:parent-style-name="DefaultParagraphFont" style:family="text">
      <style:text-properties style:font-name="Footlight MT Light" fo:font-size="10pt" style:font-size-asian="10pt" style:font-size-complex="10pt"/>
    </style:style>
    <style:style style:name="T423" style:parent-style-name="DefaultParagraphFont" style:family="text">
      <style:text-properties style:font-name="Footlight MT Light" fo:font-size="10pt" style:font-size-asian="10pt" style:font-size-complex="10pt"/>
    </style:style>
    <style:style style:name="T424" style:parent-style-name="DefaultParagraphFont" style:family="text">
      <style:text-properties style:font-name="Footlight MT Light" fo:font-size="10pt" style:font-size-asian="10pt" style:font-size-complex="10pt"/>
    </style:style>
    <style:style style:name="T425" style:parent-style-name="DefaultParagraphFont" style:family="text">
      <style:text-properties style:font-name="Footlight MT Light" fo:font-size="10pt" style:font-size-asian="10pt" style:font-size-complex="10pt"/>
    </style:style>
    <style:style style:name="T426" style:parent-style-name="DefaultParagraphFont" style:family="text">
      <style:text-properties style:font-name="Footlight MT Light" fo:font-size="10pt" style:font-size-asian="10pt" style:font-size-complex="10pt"/>
    </style:style>
    <style:style style:name="T427" style:parent-style-name="DefaultParagraphFont" style:family="text">
      <style:text-properties style:font-name="Footlight MT Light" fo:font-size="10pt" style:font-size-asian="10pt" style:font-size-complex="10pt"/>
    </style:style>
    <style:style style:name="T428" style:parent-style-name="DefaultParagraphFont" style:family="text">
      <style:text-properties style:font-name="Footlight MT Light" fo:font-size="10pt" style:font-size-asian="10pt" style:font-size-complex="10pt" fo:background-color="#FFFF00"/>
    </style:style>
    <style:style style:name="T429" style:parent-style-name="DefaultParagraphFont" style:family="text">
      <style:text-properties style:font-name="Footlight MT Light" fo:font-size="10pt" style:font-size-asian="10pt" style:font-size-complex="10pt"/>
    </style:style>
    <style:style style:name="T430" style:parent-style-name="DefaultParagraphFont" style:family="text">
      <style:text-properties style:font-name="Footlight MT Light" fo:font-size="10pt" style:font-size-asian="10pt" style:font-size-complex="10pt"/>
    </style:style>
    <style:style style:name="T431" style:parent-style-name="DefaultParagraphFont" style:family="text">
      <style:text-properties style:font-name="Footlight MT Light" fo:font-size="10pt" style:font-size-asian="10pt" style:font-size-complex="10pt"/>
    </style:style>
    <style:style style:name="T432" style:parent-style-name="DefaultParagraphFont" style:family="text">
      <style:text-properties style:font-name="Footlight MT Light" fo:font-size="10pt" style:font-size-asian="10pt" style:font-size-complex="10pt"/>
    </style:style>
    <style:style style:name="T433" style:parent-style-name="DefaultParagraphFont" style:family="text">
      <style:text-properties style:font-name="Footlight MT Light" fo:font-size="10pt" style:font-size-asian="10pt" style:font-size-complex="10pt"/>
    </style:style>
    <style:style style:name="T434" style:parent-style-name="DefaultParagraphFont" style:family="text">
      <style:text-properties style:font-name="Footlight MT Light" fo:font-size="10pt" style:font-size-asian="10pt" style:font-size-complex="10pt"/>
    </style:style>
    <style:style style:name="T435" style:parent-style-name="DefaultParagraphFont" style:family="text">
      <style:text-properties style:font-name="Footlight MT Light" fo:font-size="10pt" style:font-size-asian="10pt" style:font-size-complex="10pt"/>
    </style:style>
    <style:style style:name="T436" style:parent-style-name="DefaultParagraphFont" style:family="text">
      <style:text-properties style:font-name="Footlight MT Light" fo:font-size="10pt" style:font-size-asian="10pt" style:font-size-complex="10pt"/>
    </style:style>
    <style:style style:name="T437" style:parent-style-name="DefaultParagraphFont" style:family="text">
      <style:text-properties style:font-name="Footlight MT Light" fo:font-size="10pt" style:font-size-asian="10pt" style:font-size-complex="10pt"/>
    </style:style>
    <style:style style:name="T438" style:parent-style-name="DefaultParagraphFont" style:family="text">
      <style:text-properties style:font-name="Footlight MT Light" fo:font-size="10pt" style:font-size-asian="10pt" style:font-size-complex="10pt"/>
    </style:style>
    <style:style style:name="T439" style:parent-style-name="DefaultParagraphFont" style:family="text">
      <style:text-properties style:font-name="Footlight MT Light" fo:font-size="10pt" style:font-size-asian="10pt" style:font-size-complex="10pt"/>
    </style:style>
    <style:style style:name="T440" style:parent-style-name="DefaultParagraphFont" style:family="text">
      <style:text-properties style:font-name="Footlight MT Light" fo:font-size="10pt" style:font-size-asian="10pt" style:font-size-complex="10pt"/>
    </style:style>
    <style:style style:name="T441" style:parent-style-name="DefaultParagraphFont" style:family="text">
      <style:text-properties style:font-name="Footlight MT Light" fo:font-size="10pt" style:font-size-asian="10pt" style:font-size-complex="10pt"/>
    </style:style>
    <style:style style:name="T442" style:parent-style-name="DefaultParagraphFont" style:family="text">
      <style:text-properties style:font-name="Footlight MT Light" fo:font-size="10pt" style:font-size-asian="10pt" style:font-size-complex="10pt"/>
    </style:style>
    <style:style style:name="T443" style:parent-style-name="DefaultParagraphFont" style:family="text">
      <style:text-properties style:font-name="Footlight MT Light" fo:font-size="10pt" style:font-size-asian="10pt" style:font-size-complex="10pt"/>
    </style:style>
    <style:style style:name="T444" style:parent-style-name="DefaultParagraphFont" style:family="text">
      <style:text-properties style:font-name="Footlight MT Light" fo:font-size="10pt" style:font-size-asian="10pt" style:font-size-complex="10pt" fo:background-color="#FFFF00"/>
    </style:style>
    <style:style style:name="T445" style:parent-style-name="DefaultParagraphFont" style:family="text">
      <style:text-properties style:font-name="Footlight MT Light" fo:font-size="10pt" style:font-size-asian="10pt" style:font-size-complex="10pt"/>
    </style:style>
    <style:style style:name="T446" style:parent-style-name="DefaultParagraphFont" style:family="text">
      <style:text-properties style:font-name="Footlight MT Light" fo:font-size="10pt" style:font-size-asian="10pt" style:font-size-complex="10pt"/>
    </style:style>
    <style:style style:name="T447" style:parent-style-name="DefaultParagraphFont" style:family="text">
      <style:text-properties style:font-name="Footlight MT Light" fo:font-size="10pt" style:font-size-asian="10pt" style:font-size-complex="10pt"/>
    </style:style>
    <style:style style:name="T448" style:parent-style-name="DefaultParagraphFont" style:family="text">
      <style:text-properties style:font-name="Footlight MT Light" fo:font-size="10pt" style:font-size-asian="10pt" style:font-size-complex="10pt"/>
    </style:style>
    <style:style style:name="T449" style:parent-style-name="DefaultParagraphFont" style:family="text">
      <style:text-properties style:font-name="Footlight MT Light" fo:font-size="10pt" style:font-size-asian="10pt" style:font-size-complex="10pt"/>
    </style:style>
    <style:style style:name="T450" style:parent-style-name="DefaultParagraphFont" style:family="text">
      <style:text-properties style:font-name="Footlight MT Light" fo:font-size="10pt" style:font-size-asian="10pt" style:font-size-complex="10pt"/>
    </style:style>
    <style:style style:name="T451" style:parent-style-name="DefaultParagraphFont" style:family="text">
      <style:text-properties style:font-name="Footlight MT Light" fo:font-size="10pt" style:font-size-asian="10pt" style:font-size-complex="10pt"/>
    </style:style>
    <style:style style:name="T452" style:parent-style-name="DefaultParagraphFont" style:family="text">
      <style:text-properties style:font-name="Footlight MT Light" fo:font-size="10pt" style:font-size-asian="10pt" style:font-size-complex="10pt"/>
    </style:style>
    <style:style style:name="T453" style:parent-style-name="DefaultParagraphFont" style:family="text">
      <style:text-properties style:font-name="Footlight MT Light" fo:font-size="10pt" style:font-size-asian="10pt" style:font-size-complex="10pt"/>
    </style:style>
    <style:style style:name="T454" style:parent-style-name="DefaultParagraphFont" style:family="text">
      <style:text-properties style:font-name="Footlight MT Light" fo:font-size="10pt" style:font-size-asian="10pt" style:font-size-complex="10pt"/>
    </style:style>
    <style:style style:name="T455" style:parent-style-name="DefaultParagraphFont" style:family="text">
      <style:text-properties style:font-name="Footlight MT Light" fo:font-size="10pt" style:font-size-asian="10pt" style:font-size-complex="10pt"/>
    </style:style>
    <style:style style:name="T456" style:parent-style-name="DefaultParagraphFont" style:family="text">
      <style:text-properties style:font-name="Footlight MT Light" fo:font-size="10pt" style:font-size-asian="10pt" style:font-size-complex="10pt"/>
    </style:style>
    <style:style style:name="T457" style:parent-style-name="DefaultParagraphFont" style:family="text">
      <style:text-properties style:font-name="Footlight MT Light" fo:font-size="10pt" style:font-size-asian="10pt" style:font-size-complex="10pt"/>
    </style:style>
    <style:style style:name="T458" style:parent-style-name="DefaultParagraphFont" style:family="text">
      <style:text-properties style:font-name="Footlight MT Light" fo:font-size="10pt" style:font-size-asian="10pt" style:font-size-complex="10pt"/>
    </style:style>
    <style:style style:name="T459" style:parent-style-name="DefaultParagraphFont" style:family="text">
      <style:text-properties style:font-name="Footlight MT Light" fo:font-size="10pt" style:font-size-asian="10pt" style:font-size-complex="10pt"/>
    </style:style>
    <style:style style:name="T460" style:parent-style-name="DefaultParagraphFont" style:family="text">
      <style:text-properties style:font-name="Footlight MT Light" fo:font-size="10pt" style:font-size-asian="10pt" style:font-size-complex="10pt"/>
    </style:style>
    <style:style style:name="T461" style:parent-style-name="DefaultParagraphFont" style:family="text">
      <style:text-properties style:font-name="Footlight MT Light" fo:font-size="10pt" style:font-size-asian="10pt" style:font-size-complex="10pt" fo:background-color="#FFFF00"/>
    </style:style>
    <style:style style:name="T462" style:parent-style-name="DefaultParagraphFont" style:family="text">
      <style:text-properties style:font-name="Footlight MT Light" fo:font-size="10pt" style:font-size-asian="10pt" style:font-size-complex="10pt"/>
    </style:style>
    <style:style style:name="T463" style:parent-style-name="DefaultParagraphFont" style:family="text">
      <style:text-properties style:font-name="Footlight MT Light" fo:font-size="10pt" style:font-size-asian="10pt" style:font-size-complex="10pt"/>
    </style:style>
    <style:style style:name="P464" style:parent-style-name="Standard" style:family="paragraph">
      <style:text-properties style:font-name="Footlight MT Light" fo:font-size="10pt" style:font-size-asian="10pt" style:font-size-complex="10pt"/>
    </style:style>
    <style:style style:name="P465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66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67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68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69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70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71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72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73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74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75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76" style:parent-style-name="Standard" style:family="paragraph">
      <style:paragraph-properties fo:margin-bottom="0in"/>
    </style:style>
    <style:style style:name="T477" style:parent-style-name="DefaultParagraphFont" style:family="text">
      <style:text-properties style:font-name="Footlight MT Light" fo:font-size="10pt" style:font-size-asian="10pt" style:font-size-complex="10pt" fo:background-color="#FFFF00"/>
    </style:style>
    <style:style style:name="P478" style:parent-style-name="Standard" style:family="paragraph">
      <style:text-properties style:font-name="Footlight MT Light" fo:font-size="10pt" style:font-size-asian="10pt" style:font-size-complex="10pt"/>
    </style:style>
    <style:style style:name="P479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80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81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82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83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84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85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86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87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88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89" style:parent-style-name="Standard" style:family="paragraph">
      <style:paragraph-properties fo:margin-bottom="0in"/>
      <style:text-properties style:font-name="Footlight MT Light" fo:font-size="10pt" style:font-size-asian="10pt" style:font-size-complex="10pt" fo:background-color="#FFFF00"/>
    </style:style>
    <style:style style:name="P490" style:parent-style-name="Standard" style:family="paragraph">
      <style:paragraph-properties fo:margin-bottom="0in"/>
    </style:style>
    <style:style style:name="T491" style:parent-style-name="DefaultParagraphFont" style:family="text">
      <style:text-properties style:font-name="Footlight MT Light" fo:font-size="10pt" style:font-size-asian="10pt" style:font-size-complex="10pt" fo:background-color="#FFFF00"/>
    </style:style>
    <style:style style:name="P492" style:parent-style-name="Standard" style:family="paragraph">
      <style:paragraph-properties fo:margin-bottom="0in"/>
      <style:text-properties style:font-name="Footlight MT Light" fo:font-size="10pt" style:font-size-asian="10pt" style:font-size-complex="10pt"/>
    </style:style>
    <style:style style:name="T493" style:parent-style-name="DefaultParagraphFont" style:family="text">
      <style:text-properties style:font-name="Footlight MT Light" fo:font-weight="bold" style:font-weight-asian="bold" style:text-underline-type="single" style:text-underline-style="solid" style:text-underline-width="auto" style:text-underline-mode="continuous"/>
    </style:style>
    <style:style style:name="T494" style:parent-style-name="DefaultParagraphFont" style:family="text">
      <style:text-properties style:font-name="Footlight MT Light" fo:font-weight="bold" style:font-weight-asian="bold" style:text-underline-type="single" style:text-underline-style="solid" style:text-underline-width="auto" style:text-underline-mode="continuous"/>
    </style:style>
    <style:style style:name="T495" style:parent-style-name="DefaultParagraphFont" style:family="text">
      <style:text-properties style:font-name="Footlight MT Light" style:text-underline-type="single" style:text-underline-style="solid" style:text-underline-width="auto" style:text-underline-mode="continuous"/>
    </style:style>
    <style:style style:name="T496" style:parent-style-name="DefaultParagraphFont" style:family="text">
      <style:text-properties style:font-name="Footlight MT Light"/>
    </style:style>
    <style:style style:name="T497" style:parent-style-name="DefaultParagraphFont" style:family="text">
      <style:text-properties style:font-name="Footlight MT Light" fo:font-size="10pt" style:font-size-asian="10pt" style:font-size-complex="10pt"/>
    </style:style>
    <style:style style:name="T498" style:parent-style-name="DefaultParagraphFont" style:family="text">
      <style:text-properties style:font-name="Footlight MT Light" fo:font-size="10pt" style:font-size-asian="10pt" style:font-size-complex="10pt"/>
    </style:style>
    <style:style style:name="T499" style:parent-style-name="DefaultParagraphFont" style:family="text">
      <style:text-properties style:font-name="Footlight MT Light" fo:font-size="10pt" style:font-size-asian="10pt" style:font-size-complex="10pt"/>
    </style:style>
    <style:style style:name="P500" style:parent-style-name="Standard" style:family="paragraph">
      <style:paragraph-properties fo:margin-bottom="0in"/>
    </style:style>
    <style:style style:name="T501" style:parent-style-name="DefaultParagraphFont" style:family="text">
      <style:text-properties style:font-name="Footlight MT Light" fo:font-size="10pt" style:font-size-asian="10pt" style:font-size-complex="10pt"/>
    </style:style>
    <style:style style:name="T502" style:parent-style-name="DefaultParagraphFont" style:family="text">
      <style:text-properties style:font-name="Footlight MT Light" fo:font-size="10pt" style:font-size-asian="10pt" style:font-size-complex="10pt"/>
    </style:style>
    <style:style style:name="T503" style:parent-style-name="DefaultParagraphFont" style:family="text">
      <style:text-properties style:font-name="Footlight MT Light" fo:font-size="10pt" style:font-size-asian="10pt" style:font-size-complex="10pt"/>
    </style:style>
    <style:style style:name="T504" style:parent-style-name="DefaultParagraphFont" style:family="text">
      <style:text-properties style:font-name="Footlight MT Light" fo:font-size="10pt" style:font-size-asian="10pt" style:font-size-complex="10pt"/>
    </style:style>
    <style:style style:name="T505" style:parent-style-name="DefaultParagraphFont" style:family="text">
      <style:text-properties style:font-name="Footlight MT Light" fo:font-size="10pt" style:font-size-asian="10pt" style:font-size-complex="10pt"/>
    </style:style>
    <style:style style:name="T506" style:parent-style-name="DefaultParagraphFont" style:family="text">
      <style:text-properties style:font-name="Footlight MT Light" fo:font-size="10pt" style:font-size-asian="10pt" style:font-size-complex="10pt"/>
    </style:style>
    <style:style style:name="T507" style:parent-style-name="DefaultParagraphFont" style:family="text">
      <style:text-properties style:font-name="Footlight MT Light" fo:font-size="10pt" style:font-size-asian="10pt" style:font-size-complex="10pt"/>
    </style:style>
    <style:style style:name="T508" style:parent-style-name="DefaultParagraphFont" style:family="text">
      <style:text-properties style:font-name="Footlight MT Light" fo:font-size="10pt" style:font-size-asian="10pt" style:font-size-complex="10pt"/>
    </style:style>
    <style:style style:name="T509" style:parent-style-name="DefaultParagraphFont" style:family="text">
      <style:text-properties style:font-name="Footlight MT Light" fo:font-size="10pt" style:font-size-asian="10pt" style:font-size-complex="10pt"/>
    </style:style>
    <style:style style:name="T510" style:parent-style-name="DefaultParagraphFont" style:family="text">
      <style:text-properties style:font-name="Footlight MT Light" fo:font-size="10pt" style:font-size-asian="10pt" style:font-size-complex="10pt"/>
    </style:style>
    <style:style style:name="T511" style:parent-style-name="DefaultParagraphFont" style:family="text">
      <style:text-properties style:font-name="Footlight MT Light" fo:font-size="10pt" style:font-size-asian="10pt" style:font-size-complex="10pt"/>
    </style:style>
    <style:style style:name="T512" style:parent-style-name="DefaultParagraphFont" style:family="text">
      <style:text-properties style:font-name="Footlight MT Light" fo:font-size="10pt" style:font-size-asian="10pt" style:font-size-complex="10pt"/>
    </style:style>
    <style:style style:name="T513" style:parent-style-name="DefaultParagraphFont" style:family="text">
      <style:text-properties style:font-name="Footlight MT Light" fo:font-size="10pt" style:font-size-asian="10pt" style:font-size-complex="10pt"/>
    </style:style>
    <style:style style:name="T514" style:parent-style-name="DefaultParagraphFont" style:family="text">
      <style:text-properties style:font-name="Footlight MT Light" fo:font-size="10pt" style:font-size-asian="10pt" style:font-size-complex="10pt"/>
    </style:style>
    <style:style style:name="T515" style:parent-style-name="DefaultParagraphFont" style:family="text">
      <style:text-properties style:font-name="Footlight MT Light" fo:font-size="10pt" style:font-size-asian="10pt" style:font-size-complex="10pt"/>
    </style:style>
    <style:style style:name="P516" style:parent-style-name="Standard" style:family="paragraph">
      <style:paragraph-properties fo:margin-bottom="0in"/>
      <style:text-properties style:font-name="Footlight MT Light" fo:background-color="#FFFF00"/>
    </style:style>
    <style:style style:name="P517" style:parent-style-name="Standard" style:family="paragraph">
      <style:paragraph-properties fo:margin-bottom="0in"/>
      <style:text-properties style:font-name="Footlight MT Light" fo:background-color="#FFFF00"/>
    </style:style>
    <style:style style:name="P518" style:parent-style-name="Standard" style:family="paragraph">
      <style:paragraph-properties fo:margin-bottom="0in"/>
      <style:text-properties style:font-name="Footlight MT Light" fo:background-color="#FFFF00"/>
    </style:style>
    <style:style style:name="P519" style:parent-style-name="Standard" style:family="paragraph">
      <style:paragraph-properties fo:margin-bottom="0in"/>
      <style:text-properties style:font-name="Footlight MT Light" fo:background-color="#FFFF00"/>
    </style:style>
    <style:style style:name="P520" style:parent-style-name="Standard" style:family="paragraph">
      <style:paragraph-properties fo:margin-bottom="0in"/>
      <style:text-properties style:font-name="Footlight MT Light" fo:background-color="#FFFF00"/>
    </style:style>
    <style:style style:name="P521" style:parent-style-name="Standard" style:family="paragraph">
      <style:paragraph-properties fo:margin-bottom="0in"/>
      <style:text-properties style:font-name="Footlight MT Light" fo:background-color="#FFFF00"/>
    </style:style>
    <style:style style:name="P522" style:parent-style-name="Standard" style:family="paragraph">
      <style:paragraph-properties fo:margin-bottom="0in"/>
      <style:text-properties style:font-name="Footlight MT Light" fo:background-color="#FFFF00"/>
    </style:style>
    <style:style style:name="P523" style:parent-style-name="Standard" style:family="paragraph">
      <style:paragraph-properties fo:margin-bottom="0in"/>
      <style:text-properties style:font-name="Footlight MT Light" fo:background-color="#FFFF00"/>
    </style:style>
    <style:style style:name="P524" style:parent-style-name="Standard" style:family="paragraph">
      <style:paragraph-properties fo:margin-bottom="0in"/>
      <style:text-properties style:font-name="Footlight MT Light" fo:background-color="#FFFF00"/>
    </style:style>
    <style:style style:name="P525" style:parent-style-name="Standard" style:family="paragraph">
      <style:paragraph-properties fo:margin-bottom="0in"/>
      <style:text-properties style:font-name="Footlight MT Light" fo:background-color="#FFFF00"/>
    </style:style>
    <style:style style:name="P526" style:parent-style-name="Standard" style:family="paragraph">
      <style:paragraph-properties fo:margin-bottom="0in"/>
      <style:text-properties style:font-name="Footlight MT Light" fo:background-color="#FFFF00"/>
    </style:style>
    <style:style style:name="P527" style:parent-style-name="Standard" style:family="paragraph">
      <style:paragraph-properties fo:margin-bottom="0in"/>
      <style:text-properties style:font-name="Footlight MT Light" fo:background-color="#FFFF00"/>
    </style:style>
    <style:style style:name="P528" style:parent-style-name="Standard" style:family="paragraph">
      <style:text-properties style:font-name="Footlight MT Light" fo:background-color="#FFFF00"/>
    </style:style>
    <style:style style:name="P529" style:parent-style-name="Standard" style:family="paragraph">
      <style:paragraph-properties fo:margin-bottom="0in"/>
      <style:text-properties style:font-name="Footlight MT Light" fo:background-color="#FFFF00"/>
    </style:style>
    <style:style style:name="P530" style:parent-style-name="Standard" style:family="paragraph">
      <style:paragraph-properties fo:margin-bottom="0in"/>
      <style:text-properties style:font-name="Footlight MT Light" fo:background-color="#FFFF00"/>
    </style:style>
    <style:style style:name="P531" style:parent-style-name="Standard" style:family="paragraph">
      <style:paragraph-properties fo:margin-bottom="0in"/>
      <style:text-properties style:font-name="Footlight MT Light" fo:background-color="#FFFF00"/>
    </style:style>
    <style:style style:name="P532" style:parent-style-name="Standard" style:family="paragraph">
      <style:paragraph-properties fo:margin-bottom="0in"/>
      <style:text-properties style:font-name="Footlight MT Light" fo:background-color="#FFFF00"/>
    </style:style>
    <style:style style:name="P533" style:parent-style-name="Standard" style:family="paragraph">
      <style:text-properties style:font-name="Footlight MT Light" fo:background-color="#FFFF00"/>
    </style:style>
    <style:style style:name="P534" style:parent-style-name="Standard" style:family="paragraph">
      <style:text-properties style:font-name="Footlight MT Light" fo:background-color="#FFFF00"/>
    </style:style>
    <style:style style:name="P535" style:parent-style-name="Standard" style:family="paragraph">
      <style:paragraph-properties fo:margin-bottom="0in"/>
      <style:text-properties style:font-name="Footlight MT Light" fo:background-color="#FFFF00"/>
    </style:style>
    <style:style style:name="P536" style:parent-style-name="Standard" style:family="paragraph">
      <style:paragraph-properties fo:margin-bottom="0in"/>
      <style:text-properties style:font-name="Footlight MT Light" fo:background-color="#FFFF00"/>
    </style:style>
    <style:style style:name="P537" style:parent-style-name="Standard" style:family="paragraph">
      <style:paragraph-properties fo:margin-bottom="0in"/>
      <style:text-properties style:font-name="Footlight MT Light" fo:background-color="#FFFF00"/>
    </style:style>
    <style:style style:name="P538" style:parent-style-name="Standard" style:family="paragraph">
      <style:text-properties style:font-name="Footlight MT Light" fo:background-color="#FFFF00"/>
    </style:style>
    <style:style style:name="P539" style:parent-style-name="Standard" style:family="paragraph">
      <style:paragraph-properties fo:margin-bottom="0in"/>
      <style:text-properties style:font-name="Footlight MT Light" fo:background-color="#FFFF00"/>
    </style:style>
    <style:style style:name="P540" style:parent-style-name="Standard" style:family="paragraph">
      <style:paragraph-properties fo:margin-bottom="0in"/>
      <style:text-properties style:font-name="Footlight MT Light" fo:background-color="#FFFF00"/>
    </style:style>
    <style:style style:name="P541" style:parent-style-name="Standard" style:family="paragraph">
      <style:paragraph-properties fo:margin-bottom="0in"/>
      <style:text-properties style:font-name="Footlight MT Light" fo:background-color="#FFFF00"/>
    </style:style>
    <style:style style:name="P542" style:parent-style-name="Standard" style:family="paragraph">
      <style:paragraph-properties fo:margin-bottom="0in"/>
      <style:text-properties style:font-name="Footlight MT Light" fo:background-color="#FFFF00"/>
    </style:style>
    <style:style style:name="P543" style:parent-style-name="Standard" style:family="paragraph">
      <style:text-properties style:font-name="Footlight MT Light" fo:background-color="#FFFF00"/>
    </style:style>
    <style:style style:name="P544" style:parent-style-name="Standard" style:family="paragraph">
      <style:paragraph-properties fo:margin-bottom="0in"/>
      <style:text-properties style:font-name="Footlight MT Light" fo:background-color="#FFFF00"/>
    </style:style>
    <style:style style:name="P545" style:parent-style-name="Standard" style:family="paragraph">
      <style:paragraph-properties fo:margin-bottom="0in"/>
      <style:text-properties style:font-name="Footlight MT Light" fo:background-color="#FFFF00"/>
    </style:style>
    <style:style style:name="P546" style:parent-style-name="Standard" style:family="paragraph">
      <style:paragraph-properties fo:margin-bottom="0in"/>
      <style:text-properties style:font-name="Footlight MT Light" fo:background-color="#FFFF00"/>
    </style:style>
    <style:style style:name="P547" style:parent-style-name="Standard" style:family="paragraph">
      <style:paragraph-properties fo:margin-bottom="0in"/>
    </style:style>
    <style:style style:name="T548" style:parent-style-name="DefaultParagraphFont" style:family="text">
      <style:text-properties style:font-name="Footlight MT Light" fo:background-color="#FFFF00"/>
    </style:style>
    <style:style style:name="P549" style:parent-style-name="Standard" style:family="paragraph">
      <style:paragraph-properties fo:margin-bottom="0in"/>
      <style:text-properties style:font-name="Footlight MT Light"/>
    </style:style>
    <style:style style:name="T550" style:parent-style-name="DefaultParagraphFont" style:family="text">
      <style:text-properties style:font-name="Footlight MT Light" fo:font-weight="bold" style:font-weight-asian="bold" style:text-underline-type="single" style:text-underline-style="solid" style:text-underline-width="auto" style:text-underline-mode="continuous"/>
    </style:style>
    <style:style style:name="T551" style:parent-style-name="DefaultParagraphFont" style:family="text">
      <style:text-properties style:font-name="Footlight MT Light" fo:font-weight="bold" style:font-weight-asian="bold"/>
    </style:style>
    <style:style style:name="T552" style:parent-style-name="DefaultParagraphFont" style:family="text">
      <style:text-properties style:font-name="Footlight MT Light" fo:font-size="10pt" style:font-size-asian="10pt" style:font-size-complex="10pt"/>
    </style:style>
    <style:style style:name="T553" style:parent-style-name="DefaultParagraphFont" style:family="text">
      <style:text-properties style:font-name="Footlight MT Light" fo:font-size="10pt" style:font-size-asian="10pt" style:font-size-complex="10pt"/>
    </style:style>
    <style:style style:name="T554" style:parent-style-name="DefaultParagraphFont" style:family="text">
      <style:text-properties style:font-name="Footlight MT Light" fo:font-size="10pt" style:font-size-asian="10pt" style:font-size-complex="10pt"/>
    </style:style>
    <style:style style:name="T555" style:parent-style-name="DefaultParagraphFont" style:family="text">
      <style:text-properties style:font-name="Footlight MT Light" fo:font-size="10pt" style:font-size-asian="10pt" style:font-size-complex="10pt"/>
    </style:style>
    <style:style style:name="T556" style:parent-style-name="DefaultParagraphFont" style:family="text">
      <style:text-properties style:font-name="Footlight MT Light" fo:font-size="10pt" style:font-size-asian="10pt" style:font-size-complex="10pt"/>
    </style:style>
    <style:style style:name="T557" style:parent-style-name="DefaultParagraphFont" style:family="text">
      <style:text-properties style:font-name="Footlight MT Light" fo:font-size="10pt" style:font-size-asian="10pt" style:font-size-complex="10pt"/>
    </style:style>
    <style:style style:name="T558" style:parent-style-name="DefaultParagraphFont" style:family="text">
      <style:text-properties style:font-name="Footlight MT Light" fo:font-size="10pt" style:font-size-asian="10pt" style:font-size-complex="10pt"/>
    </style:style>
    <style:style style:name="T559" style:parent-style-name="DefaultParagraphFont" style:family="text">
      <style:text-properties style:font-name="Footlight MT Light" fo:font-weight="bold" style:font-weight-asian="bold" style:text-underline-type="single" style:text-underline-style="solid" style:text-underline-width="auto" style:text-underline-mode="continuous"/>
    </style:style>
    <style:style style:name="P560" style:parent-style-name="Standard" style:family="paragraph">
      <style:text-properties style:font-name="Footlight MT Light"/>
    </style:style>
    <style:style style:name="T561" style:parent-style-name="DefaultParagraphFont" style:family="text">
      <style:text-properties style:font-name="Footlight MT Light" style:font-name-complex="Arial" fo:color="#242729" fo:background-color="#FFFF00"/>
    </style:style>
    <style:style style:name="T562" style:parent-style-name="DefaultParagraphFont" style:family="text">
      <style:text-properties style:font-name="Footlight MT Light" style:font-name-complex="Arial" fo:color="#242729" fo:background-color="#FFFF00"/>
    </style:style>
    <style:style style:name="T563" style:parent-style-name="HTMLCode" style:family="text">
      <style:text-properties style:font-name="Footlight MT Light" style:font-name-asian="Droid Sans Fallback" fo:color="#242729" fo:font-size="11pt" style:font-size-asian="11pt" style:font-size-complex="11pt" fo:background-color="#FFFF00"/>
    </style:style>
    <style:style style:name="T564" style:parent-style-name="HTMLCode" style:family="text">
      <style:text-properties style:font-name="Footlight MT Light" style:font-name-asian="Droid Sans Fallback" fo:color="#242729" fo:font-size="11pt" style:font-size-asian="11pt" style:font-size-complex="11pt" fo:background-color="#FFFF00"/>
    </style:style>
    <style:style style:name="T565" style:parent-style-name="HTMLCode" style:family="text">
      <style:text-properties style:font-name="Footlight MT Light" style:font-name-asian="Droid Sans Fallback" fo:color="#242729" fo:font-size="11pt" style:font-size-asian="11pt" style:font-size-complex="11pt" fo:background-color="#FFFF00"/>
    </style:style>
    <style:style style:name="T566" style:parent-style-name="DefaultParagraphFont" style:family="text">
      <style:text-properties style:font-name="Footlight MT Light" style:font-name-complex="Arial" fo:color="#242729" fo:background-color="#FFFF00"/>
    </style:style>
    <style:style style:name="T567" style:parent-style-name="HTMLCode" style:family="text">
      <style:text-properties style:font-name="Footlight MT Light" style:font-name-asian="Droid Sans Fallback" fo:color="#242729" fo:font-size="11pt" style:font-size-asian="11pt" style:font-size-complex="11pt" fo:background-color="#FFFF00"/>
    </style:style>
    <style:style style:name="T568" style:parent-style-name="HTMLCode" style:family="text">
      <style:text-properties style:font-name="Footlight MT Light" style:font-name-asian="Droid Sans Fallback" fo:color="#242729" fo:font-size="11pt" style:font-size-asian="11pt" style:font-size-complex="11pt" fo:background-color="#FFFF00"/>
    </style:style>
    <style:style style:name="T569" style:parent-style-name="HTMLCode" style:family="text">
      <style:text-properties style:font-name="Footlight MT Light" style:font-name-asian="Droid Sans Fallback" fo:color="#242729" fo:font-size="11pt" style:font-size-asian="11pt" style:font-size-complex="11pt" fo:background-color="#FFFF00"/>
    </style:style>
    <style:style style:name="T570" style:parent-style-name="HTMLCode" style:family="text">
      <style:text-properties style:font-name="Footlight MT Light" style:font-name-asian="Droid Sans Fallback" fo:color="#242729" fo:font-size="11pt" style:font-size-asian="11pt" style:font-size-complex="11pt" fo:background-color="#FFFF00"/>
    </style:style>
    <style:style style:name="T571" style:parent-style-name="HTMLCode" style:family="text">
      <style:text-properties style:font-name="Footlight MT Light" style:font-name-asian="Droid Sans Fallback" fo:color="#242729" fo:font-size="11pt" style:font-size-asian="11pt" style:font-size-complex="11pt" fo:background-color="#FFFF00"/>
    </style:style>
    <style:style style:name="T572" style:parent-style-name="HTMLCode" style:family="text">
      <style:text-properties style:font-name="Footlight MT Light" style:font-name-asian="Droid Sans Fallback" fo:color="#242729" fo:font-size="11pt" style:font-size-asian="11pt" style:font-size-complex="11pt" fo:background-color="#FFFF00"/>
    </style:style>
    <style:style style:name="T573" style:parent-style-name="DefaultParagraphFont" style:family="text">
      <style:text-properties style:font-name="Footlight MT Light" style:font-name-complex="Arial" fo:color="#242729" fo:background-color="#FFFF00"/>
    </style:style>
    <style:style style:name="T574" style:parent-style-name="HTMLCode" style:family="text">
      <style:text-properties style:font-name="Footlight MT Light" style:font-name-asian="Droid Sans Fallback" fo:color="#242729" fo:font-size="11pt" style:font-size-asian="11pt" style:font-size-complex="11pt" fo:background-color="#FFFF00"/>
    </style:style>
    <style:style style:name="T575" style:parent-style-name="DefaultParagraphFont" style:family="text">
      <style:text-properties style:font-name="Footlight MT Light" style:font-name-complex="Arial" fo:color="#242729" fo:background-color="#FFFF00"/>
    </style:style>
    <style:style style:name="T576" style:parent-style-name="HTMLCode" style:family="text">
      <style:text-properties style:font-name="Footlight MT Light" style:font-name-asian="Droid Sans Fallback" fo:color="#242729" fo:font-size="11pt" style:font-size-asian="11pt" style:font-size-complex="11pt" fo:background-color="#FFFF00"/>
    </style:style>
    <style:style style:name="T577" style:parent-style-name="DefaultParagraphFont" style:family="text">
      <style:text-properties style:font-name="Footlight MT Light" style:font-name-complex="Arial" fo:color="#242729" fo:background-color="#FFFF00"/>
    </style:style>
    <style:style style:name="T578" style:parent-style-name="HTMLCode" style:family="text">
      <style:text-properties style:font-name="Footlight MT Light" style:font-name-asian="Droid Sans Fallback" fo:color="#242729" fo:font-size="11pt" style:font-size-asian="11pt" style:font-size-complex="11pt" fo:background-color="#FFFF00"/>
    </style:style>
    <style:style style:name="P579" style:parent-style-name="Standard" style:family="paragraph">
      <style:text-properties style:font-name="Footlight MT Light" fo:font-weight="bold" style:font-weight-asian="bold" fo:color="#2E74B5" fo:font-size="13pt" style:font-size-asian="13pt" style:font-size-complex="13pt"/>
    </style:style>
    <style:style style:name="P580" style:parent-style-name="Heading2" style:family="paragraph">
      <style:paragraph-properties fo:break-before="page"/>
    </style:style>
    <style:style style:name="T581" style:parent-style-name="DefaultParagraphFont" style:family="text">
      <style:text-properties style:font-name="Footlight MT Light" fo:font-weight="bold" style:font-weight-asian="bold"/>
    </style:style>
    <style:style style:name="T582" style:parent-style-name="DefaultParagraphFont" style:family="text">
      <style:text-properties style:font-name="Footlight MT Light"/>
    </style:style>
    <style:style style:name="T583" style:parent-style-name="DefaultParagraphFont" style:family="text">
      <style:text-properties style:font-name="Footlight MT Light"/>
    </style:style>
    <style:style style:name="T584" style:parent-style-name="DefaultParagraphFont" style:family="text">
      <style:text-properties style:font-name="Footlight MT Light" fo:font-weight="bold" style:font-weight-asian="bold" style:text-underline-type="single" style:text-underline-style="solid" style:text-underline-width="auto" style:text-underline-mode="continuous"/>
    </style:style>
    <style:style style:name="T585" style:parent-style-name="DefaultParagraphFont" style:family="text">
      <style:text-properties style:font-name="Footlight MT Light" fo:font-weight="bold" style:font-weight-asian="bold"/>
    </style:style>
    <style:style style:name="T586" style:parent-style-name="DefaultParagraphFont" style:family="text">
      <style:text-properties style:font-name="Footlight MT Light"/>
    </style:style>
    <style:style style:name="T587" style:parent-style-name="DefaultParagraphFont" style:family="text">
      <style:text-properties style:font-name="Footlight MT Light"/>
    </style:style>
    <style:style style:name="T588" style:parent-style-name="DefaultParagraphFont" style:family="text">
      <style:text-properties style:font-name="Footlight MT Light"/>
    </style:style>
    <style:style style:name="T589" style:parent-style-name="DefaultParagraphFont" style:family="text">
      <style:text-properties style:font-name="Footlight MT Light"/>
    </style:style>
    <style:style style:name="T590" style:parent-style-name="DefaultParagraphFont" style:family="text">
      <style:text-properties style:font-name="Footlight MT Light"/>
    </style:style>
    <style:style style:name="T591" style:parent-style-name="DefaultParagraphFont" style:family="text">
      <style:text-properties style:font-name="Footlight MT Light"/>
    </style:style>
    <style:style style:name="T592" style:parent-style-name="DefaultParagraphFont" style:family="text">
      <style:text-properties style:font-name="Footlight MT Light"/>
    </style:style>
    <style:style style:name="T593" style:parent-style-name="DefaultParagraphFont" style:family="text">
      <style:text-properties style:font-name="Footlight MT Light"/>
    </style:style>
    <style:style style:name="T594" style:parent-style-name="DefaultParagraphFont" style:family="text">
      <style:text-properties style:font-name="Footlight MT Light"/>
    </style:style>
    <style:style style:name="T595" style:parent-style-name="DefaultParagraphFont" style:family="text">
      <style:text-properties style:font-name="Footlight MT Light" fo:background-color="#FFFF00"/>
    </style:style>
    <style:style style:name="T596" style:parent-style-name="DefaultParagraphFont" style:family="text">
      <style:text-properties style:font-name="Footlight MT Light"/>
    </style:style>
    <style:style style:name="T597" style:parent-style-name="DefaultParagraphFont" style:family="text">
      <style:text-properties style:font-name="Footlight MT Light"/>
    </style:style>
    <style:style style:name="T598" style:parent-style-name="DefaultParagraphFont" style:family="text">
      <style:text-properties style:font-name="Footlight MT Light"/>
    </style:style>
    <style:style style:name="T599" style:parent-style-name="DefaultParagraphFont" style:family="text">
      <style:text-properties style:font-name="Footlight MT Light"/>
    </style:style>
    <style:style style:name="T600" style:parent-style-name="DefaultParagraphFont" style:family="text">
      <style:text-properties style:font-name="Footlight MT Light"/>
    </style:style>
    <style:style style:name="T601" style:parent-style-name="DefaultParagraphFont" style:family="text">
      <style:text-properties style:font-name="Footlight MT Light"/>
    </style:style>
    <style:style style:name="T602" style:parent-style-name="DefaultParagraphFont" style:family="text">
      <style:text-properties style:font-name="Footlight MT Light" fo:font-weight="bold" style:font-weight-asian="bold" style:text-underline-type="single" style:text-underline-style="solid" style:text-underline-width="auto" style:text-underline-mode="continuous"/>
    </style:style>
    <style:style style:name="T603" style:parent-style-name="DefaultParagraphFont" style:family="text">
      <style:text-properties style:font-name="Footlight MT Light" fo:font-weight="bold" style:font-weight-asian="bold" style:text-underline-type="single" style:text-underline-style="solid" style:text-underline-width="auto" style:text-underline-mode="continuous"/>
    </style:style>
    <style:style style:name="T604" style:parent-style-name="DefaultParagraphFont" style:family="text">
      <style:text-properties style:font-name="Footlight MT Light" fo:font-weight="bold" style:font-weight-asian="bold"/>
    </style:style>
    <style:style style:name="T605" style:parent-style-name="DefaultParagraphFont" style:family="text">
      <style:text-properties style:font-name="Footlight MT Light"/>
    </style:style>
    <style:style style:name="T606" style:parent-style-name="DefaultParagraphFont" style:family="text">
      <style:text-properties style:font-name="Footlight MT Light"/>
    </style:style>
    <style:style style:name="P607" style:parent-style-name="Standard" style:family="paragraph">
      <style:text-properties style:font-name="Footlight MT Light" fo:font-weight="bold" style:font-weight-asian="bold" style:text-underline-type="single" style:text-underline-style="solid" style:text-underline-width="auto" style:text-underline-mode="continuous"/>
    </style:style>
    <style:style style:name="T608" style:parent-style-name="DefaultParagraphFont" style:family="text">
      <style:text-properties style:font-name="Footlight MT Light" fo:font-weight="bold" style:font-weight-asian="bold" style:text-underline-type="single" style:text-underline-style="solid" style:text-underline-width="auto" style:text-underline-mode="continuous"/>
    </style:style>
    <style:style style:name="T609" style:parent-style-name="DefaultParagraphFont" style:family="text">
      <style:text-properties style:font-name="Footlight MT Light" fo:font-weight="bold" style:font-weight-asian="bold" style:text-underline-type="single" style:text-underline-style="solid" style:text-underline-width="auto" style:text-underline-mode="continuous"/>
    </style:style>
    <style:style style:name="T610" style:parent-style-name="DefaultParagraphFont" style:family="text">
      <style:text-properties style:font-name="Footlight MT Light"/>
    </style:style>
    <style:style style:name="T611" style:parent-style-name="DefaultParagraphFont" style:family="text">
      <style:text-properties style:font-name="Footlight MT Light"/>
    </style:style>
    <style:style style:name="P612" style:parent-style-name="Standard" style:family="paragraph">
      <style:text-properties style:font-name="Footlight MT Light" fo:font-weight="bold" style:font-weight-asian="bold" style:text-underline-type="single" style:text-underline-style="solid" style:text-underline-width="auto" style:text-underline-mode="continuous"/>
    </style:style>
    <style:style style:name="T613" style:parent-style-name="DefaultParagraphFont" style:family="text">
      <style:text-properties style:font-name="Footlight MT Light" fo:font-weight="bold" style:font-weight-asian="bold" style:text-underline-type="single" style:text-underline-style="solid" style:text-underline-width="auto" style:text-underline-mode="continuous"/>
    </style:style>
    <style:style style:name="T614" style:parent-style-name="DefaultParagraphFont" style:family="text">
      <style:text-properties style:font-name="Footlight MT Light" fo:font-weight="bold" style:font-weight-asian="bold" style:text-underline-type="single" style:text-underline-style="solid" style:text-underline-width="auto" style:text-underline-mode="continuous"/>
    </style:style>
    <style:style style:name="P615" style:parent-style-name="Standard" style:family="paragraph">
      <style:text-properties style:font-name="Footlight MT Light"/>
    </style:style>
    <style:style style:name="T616" style:parent-style-name="DefaultParagraphFont" style:family="text">
      <style:text-properties style:font-name="Footlight MT Light" fo:background-color="#FFFF00"/>
    </style:style>
    <style:style style:name="T617" style:parent-style-name="DefaultParagraphFont" style:family="text">
      <style:text-properties style:font-name="Footlight MT Light" fo:background-color="#FFFF00"/>
    </style:style>
    <style:style style:name="P618" style:parent-style-name="Standard" style:family="paragraph">
      <style:text-properties style:font-name="Footlight MT Light"/>
    </style:style>
    <style:style style:name="T619" style:parent-style-name="DefaultParagraphFont" style:family="text">
      <style:text-properties style:font-name="Footlight MT Light" fo:background-color="#FFFF00"/>
    </style:style>
    <style:style style:name="P620" style:parent-style-name="Standard" style:family="paragraph">
      <style:text-properties style:font-name="Footlight MT Light"/>
    </style:style>
    <style:style style:name="T621" style:parent-style-name="DefaultParagraphFont" style:family="text">
      <style:text-properties style:font-name="Footlight MT Light" fo:background-color="#FFFF00"/>
    </style:style>
  </office:automatic-styles>
  <office:body>
    <office:text text:use-soft-page-breaks="true">
      <text:p text:style-name="P1"><text:span text:style-name="T2">Technical Evaluation</text:span></text:p>
      <text:h text:style-name="Heading2" text:outline-level="2"><text:span text:style-name="T3">PART I</text:span><text:span text:style-name="T4">: Grindy Stuff</text:span></text:h>
      <text:p text:style-name="P5"/>
      <text:p text:style-name="Standard"><text:span text:style-name="T6">1. DB Schema Design</text:span></text:p>
      <text:p text:style-name="P7"><text:s text:c="2"/>- Design a basic database to store the following information<text:line-break/><text:s text:c="4"/>+ A fleet of Vehicles</text:p>
      <text:p text:style-name="P8"><text:span text:style-name="T9">CREATE</text:span><text:span text:style-name="T10"><text:s/></text:span><text:span text:style-name="T11">TABLE</text:span><text:span text:style-name="T12"><text:s/></text:span><text:span text:style-name="T13">`vehicle`</text:span><text:span text:style-name="T14"><text:s/></text:span><text:span text:style-name="T15">(</text:span></text:p>
      <text:p text:style-name="P16"><text:span text:style-name="T17">`id`</text:span><text:span text:style-name="T18"><text:s/></text:span><text:span text:style-name="T19">bigint</text:span><text:span text:style-name="T20">(</text:span><text:span text:style-name="T21">20</text:span><text:span text:style-name="T22">)</text:span><text:span text:style-name="T23"><text:s/></text:span><text:span text:style-name="T24">NOT</text:span><text:span text:style-name="T25"><text:s/></text:span><text:span text:style-name="T26">NULL</text:span><text:span text:style-name="T27"><text:s/></text:span><text:span text:style-name="T28">AUTO_INCREMENT</text:span><text:span text:style-name="T29">,</text:span></text:p>
      <text:p text:style-name="P30"><text:span text:style-name="T31">`type`</text:span><text:span text:style-name="T32"><text:s/></text:span><text:span text:style-name="T33">varchar</text:span><text:span text:style-name="T34">(</text:span><text:span text:style-name="T35">20</text:span><text:span text:style-name="T36">)</text:span><text:span text:style-name="T37"><text:s/></text:span><text:span text:style-name="T38">NOT</text:span><text:span text:style-name="T39"><text:s/></text:span><text:span text:style-name="T40">NULL</text:span><text:span text:style-name="T41">,</text:span></text:p>
      <text:p text:style-name="P42"><text:span text:style-name="T43">`make`</text:span><text:span text:style-name="T44"><text:s/></text:span><text:span text:style-name="T45">varchar</text:span><text:span text:style-name="T46">(</text:span><text:span text:style-name="T47">100</text:span><text:span text:style-name="T48">)</text:span><text:span text:style-name="T49"><text:s/></text:span><text:span text:style-name="T50">NOT</text:span><text:span text:style-name="T51"><text:s/></text:span><text:span text:style-name="T52">NULL</text:span><text:span text:style-name="T53">,</text:span></text:p>
      <text:p text:style-name="P54"><text:span text:style-name="T55">`model`</text:span><text:span text:style-name="T56"><text:s/></text:span><text:span text:style-name="T57">varchar</text:span><text:span text:style-name="T58">(</text:span><text:span text:style-name="T59">100</text:span><text:span text:style-name="T60">)</text:span><text:span text:style-name="T61"><text:s/></text:span><text:span text:style-name="T62">NOT</text:span><text:span text:style-name="T63"><text:s/></text:span><text:span text:style-name="T64">NULL</text:span><text:span text:style-name="T65">,</text:span></text:p>
      <text:p text:style-name="P66"><text:span text:style-name="T67">`Year`</text:span><text:span text:style-name="T68"><text:s/></text:span><text:span text:style-name="T69">YEAR</text:span><text:span text:style-name="T70"><text:s/></text:span><text:span text:style-name="T71">NOT</text:span><text:span text:style-name="T72"><text:s/></text:span><text:span text:style-name="T73">NULL</text:span><text:span text:style-name="T74">,</text:span></text:p>
      <text:p text:style-name="P75"><text:span text:style-name="T76">`color`</text:span><text:span text:style-name="T77"><text:s/></text:span><text:span text:style-name="T78">varchar</text:span><text:span text:style-name="T79">(</text:span><text:span text:style-name="T80">100</text:span><text:span text:style-name="T81">)</text:span><text:span text:style-name="T82"><text:s/></text:span><text:span text:style-name="T83">NOT</text:span><text:span text:style-name="T84"><text:s/></text:span><text:span text:style-name="T85">NULL</text:span><text:span text:style-name="T86">,</text:span></text:p>
      <text:p text:style-name="P87"><text:span text:style-name="T88">`vin`</text:span><text:span text:style-name="T89"><text:s/></text:span><text:span text:style-name="T90">varchar</text:span><text:span text:style-name="T91">(</text:span><text:span text:style-name="T92">100</text:span><text:span text:style-name="T93">)</text:span><text:span text:style-name="T94"><text:s/></text:span><text:span text:style-name="T95">NOT</text:span><text:span text:style-name="T96"><text:s/></text:span><text:span text:style-name="T97">NULL</text:span><text:span text:style-name="T98">,</text:span></text:p>
      <text:p text:style-name="P99"><text:span text:style-name="T100">`current_mieage`</text:span><text:span text:style-name="T101"><text:s/></text:span><text:span text:style-name="T102">FLOAT</text:span><text:span text:style-name="T103">(</text:span><text:span text:style-name="T104">10</text:span><text:span text:style-name="T105">,</text:span><text:span text:style-name="T106">2</text:span><text:span text:style-name="T107">)</text:span><text:span text:style-name="T108"><text:s/></text:span><text:span text:style-name="T109">NOT</text:span><text:span text:style-name="T110"><text:s/></text:span><text:span text:style-name="T111">NULL</text:span><text:span text:style-name="T112">,</text:span></text:p>
      <text:p text:style-name="P113"><text:span text:style-name="T114">`plate_number`</text:span><text:span text:style-name="T115"><text:s/></text:span><text:span text:style-name="T116">varchar</text:span><text:span text:style-name="T117">(</text:span><text:span text:style-name="T118">100</text:span><text:span text:style-name="T119">)</text:span><text:span text:style-name="T120"><text:s/></text:span><text:span text:style-name="T121">NOT</text:span><text:span text:style-name="T122"><text:s/></text:span><text:span text:style-name="T123">NULL</text:span><text:span text:style-name="T124">,</text:span></text:p>
      <text:p text:style-name="P125"><text:span text:style-name="T126">PRIMARY</text:span><text:span text:style-name="T127"><text:s/></text:span><text:span text:style-name="T128">KEY</text:span><text:span text:style-name="T129"><text:s/></text:span><text:span text:style-name="T130">(</text:span><text:span text:style-name="T131">`id`</text:span><text:span text:style-name="T132">)</text:span></text:p>
      <text:p text:style-name="P133"><text:span text:style-name="T134">);</text:span></text:p>
      <text:p text:style-name="P135"/>
      <text:p text:style-name="P136">- Include details such as mileage, vin numbers etc<text:line-break/><text:s text:c="4"/>+ A pool of drivers</text:p>
      <text:p text:style-name="P137"/>
      <text:p text:style-name="P138"><text:span text:style-name="T139">CREATE</text:span><text:span text:style-name="T140"><text:s/></text:span><text:span text:style-name="T141">TABLE</text:span><text:span text:style-name="T142"><text:s/></text:span><text:span text:style-name="T143">`driver`</text:span><text:span text:style-name="T144"><text:s/></text:span><text:span text:style-name="T145">(</text:span></text:p>
      <text:p text:style-name="P146"><text:span text:style-name="T147">`id`</text:span><text:span text:style-name="T148"><text:s/></text:span><text:span text:style-name="T149">bigint</text:span><text:span text:style-name="T150">(</text:span><text:span text:style-name="T151">20</text:span><text:span text:style-name="T152">)</text:span><text:span text:style-name="T153"><text:s/></text:span><text:span text:style-name="T154">NOT</text:span><text:span text:style-name="T155"><text:s/></text:span><text:span text:style-name="T156">NULL</text:span><text:span text:style-name="T157"><text:s/></text:span><text:span text:style-name="T158">AUTO_INCREMENT</text:span><text:span text:style-name="T159">,</text:span></text:p>
      <text:p text:style-name="P160"><text:span text:style-name="T161">`first_name`</text:span><text:span text:style-name="T162"><text:s/></text:span><text:span text:style-name="T163">varchar</text:span><text:span text:style-name="T164">(</text:span><text:span text:style-name="T165">50</text:span><text:span text:style-name="T166">)</text:span><text:span text:style-name="T167"><text:s/></text:span><text:span text:style-name="T168">NOT</text:span><text:span text:style-name="T169"><text:s/></text:span><text:span text:style-name="T170">NULL</text:span><text:span text:style-name="T171">,</text:span></text:p>
      <text:p text:style-name="P172"><text:span text:style-name="T173">`last_name`</text:span><text:span text:style-name="T174"><text:s/></text:span><text:span text:style-name="T175">varchar</text:span><text:span text:style-name="T176">(</text:span><text:span text:style-name="T177">100</text:span><text:span text:style-name="T178">)</text:span><text:span text:style-name="T179"><text:s/></text:span><text:span text:style-name="T180">NOT</text:span><text:span text:style-name="T181"><text:s/></text:span><text:span text:style-name="T182">NULL</text:span><text:span text:style-name="T183">,</text:span></text:p>
      <text:p text:style-name="P184"><text:span text:style-name="T185">`phone_number`</text:span><text:span text:style-name="T186"><text:s/></text:span><text:span text:style-name="T187">varchar</text:span><text:span text:style-name="T188">(</text:span><text:span text:style-name="T189">100</text:span><text:span text:style-name="T190">)</text:span><text:span text:style-name="T191"><text:s/></text:span><text:span text:style-name="T192">NOT</text:span><text:span text:style-name="T193"><text:s/></text:span><text:span text:style-name="T194">NULL</text:span><text:span text:style-name="T195">,</text:span></text:p>
      <text:p text:style-name="P196"><text:span text:style-name="T197">`birth_date`</text:span><text:span text:style-name="T198"><text:s/></text:span><text:span text:style-name="T199">DATE</text:span><text:span text:style-name="T200"><text:s/></text:span><text:span text:style-name="T201">NOT</text:span><text:span text:style-name="T202"><text:s/></text:span><text:span text:style-name="T203">NULL</text:span><text:span text:style-name="T204">,</text:span></text:p>
      <text:p text:style-name="P205"><text:span text:style-name="T206">`id_number`</text:span><text:span text:style-name="T207"><text:s/></text:span><text:span text:style-name="T208">varchar</text:span><text:span text:style-name="T209">(</text:span><text:span text:style-name="T210">100</text:span><text:span text:style-name="T211">)</text:span><text:span text:style-name="T212"><text:s/></text:span><text:span text:style-name="T213">NOT</text:span><text:span text:style-name="T214"><text:s/></text:span><text:span text:style-name="T215">NULL</text:span><text:span text:style-name="T216">,</text:span></text:p>
      <text:p text:style-name="P217"><text:span text:style-name="T218">`driving_licence`</text:span><text:span text:style-name="T219"><text:s/></text:span><text:span text:style-name="T220">varchar</text:span><text:span text:style-name="T221">(</text:span><text:span text:style-name="T222">100</text:span><text:span text:style-name="T223">)</text:span><text:span text:style-name="T224"><text:s/></text:span><text:span text:style-name="T225">NOT</text:span><text:span text:style-name="T226"><text:s/></text:span><text:span text:style-name="T227">NULL</text:span><text:span text:style-name="T228">,</text:span></text:p>
      <text:p text:style-name="P229"><text:span text:style-name="T230">`licence_issue_date`</text:span><text:span text:style-name="T231"><text:s/></text:span><text:span text:style-name="T232">DATE</text:span><text:span text:style-name="T233"><text:s/></text:span><text:span text:style-name="T234">NOT</text:span><text:span text:style-name="T235"><text:s/></text:span><text:span text:style-name="T236">NULL</text:span><text:span text:style-name="T237">,</text:span></text:p>
      <text:p text:style-name="P238"><text:span text:style-name="T239">`expiry_date`</text:span><text:span text:style-name="T240"><text:s/></text:span><text:span text:style-name="T241">DATE</text:span><text:span text:style-name="T242"><text:s/></text:span><text:span text:style-name="T243">NOT</text:span><text:span text:style-name="T244"><text:s/></text:span><text:span text:style-name="T245">NULL</text:span><text:span text:style-name="T246">,</text:span></text:p>
      <text:p text:style-name="P247"><text:span text:style-name="T248">`created_date`</text:span><text:span text:style-name="T249"><text:s/></text:span><text:span text:style-name="T250">DATETIME</text:span><text:span text:style-name="T251"><text:s/></text:span><text:span text:style-name="T252">NOT</text:span><text:span text:style-name="T253"><text:s/></text:span><text:span text:style-name="T254">NULL</text:span><text:span text:style-name="T255">,</text:span></text:p>
      <text:p text:style-name="P256"><text:span text:style-name="T257">PRIMARY</text:span><text:span text:style-name="T258"><text:s/></text:span><text:span text:style-name="T259">KEY</text:span><text:span text:style-name="T260"><text:s/></text:span><text:span text:style-name="T261">(</text:span><text:span text:style-name="T262">`id`</text:span><text:span text:style-name="T263">)</text:span></text:p>
      <text:p text:style-name="P264"><text:span text:style-name="T265">);</text:span></text:p>
      <text:p text:style-name="P266"/>
      <text:p text:style-name="P267">-<text:s/>Include relevant documentation, e.g. Drivesr license, ID Book<text:line-break/><text:s text:c="4"/>+ A group of routes</text:p>
      <text:p text:style-name="P268"><text:span text:style-name="T269">CREATE</text:span><text:span text:style-name="T270"><text:s/></text:span><text:span text:style-name="T271">TABLE</text:span><text:span text:style-name="T272"><text:s/></text:span><text:span text:style-name="T273">`route`</text:span><text:span text:style-name="T274"><text:s/></text:span><text:span text:style-name="T275">(</text:span></text:p>
      <text:p text:style-name="P276"><text:span text:style-name="T277">`id`</text:span><text:span text:style-name="T278"><text:s/></text:span><text:span text:style-name="T279">bigint</text:span><text:span text:style-name="T280">(</text:span><text:span text:style-name="T281">20</text:span><text:span text:style-name="T282">)</text:span><text:span text:style-name="T283"><text:s/></text:span><text:span text:style-name="T284">NOT</text:span><text:span text:style-name="T285"><text:s/></text:span><text:span text:style-name="T286">NULL</text:span><text:span text:style-name="T287"><text:s/></text:span><text:span text:style-name="T288">AUTO_INCREMENT</text:span><text:span text:style-name="T289">,</text:span></text:p>
      <text:p text:style-name="P290"><text:span text:style-name="T291">`starting_point`</text:span><text:span text:style-name="T292"><text:s/></text:span><text:span text:style-name="T293">varchar</text:span><text:span text:style-name="T294">(</text:span><text:span text:style-name="T295">100</text:span><text:span text:style-name="T296">)</text:span><text:span text:style-name="T297"><text:s/></text:span><text:span text:style-name="T298">NOT</text:span><text:span text:style-name="T299"><text:s/></text:span><text:span text:style-name="T300">NULL</text:span><text:span text:style-name="T301">,</text:span></text:p>
      <text:p text:style-name="P302"><text:span text:style-name="T303">`ending_point`</text:span><text:span text:style-name="T304"><text:s/></text:span><text:span text:style-name="T305">varchar</text:span><text:span text:style-name="T306">(</text:span><text:span text:style-name="T307">100</text:span><text:span text:style-name="T308">)</text:span><text:span text:style-name="T309"><text:s/></text:span><text:span text:style-name="T310">NOT</text:span><text:span text:style-name="T311"><text:s/></text:span><text:span text:style-name="T312">NULL</text:span><text:span text:style-name="T313">,</text:span></text:p>
      <text:p text:style-name="P314"><text:span text:style-name="T315">PRIMARY</text:span><text:span text:style-name="T316"><text:s/></text:span><text:span text:style-name="T317">KEY</text:span><text:span text:style-name="T318"><text:s/></text:span><text:span text:style-name="T319">(</text:span><text:span text:style-name="T320">`id`</text:span><text:span text:style-name="T321">)</text:span></text:p>
      <text:p text:style-name="P322">);</text:p>
      <text:p text:style-name="Standard"/>
      <text:p text:style-name="Standard"><text:span text:style-name="T323">- Marking out GPS coords for directions etc. is not necessary, just include a start &amp; end address as well as any other info you believe to be pertinent</text:span><text:span text:style-name="T324"><text:line-break/></text:span><text:span text:style-name="T325"><text:s/>+ A drivers sched</text:span><text:span text:style-name="T326">ule, tying the above 3 tables together</text:span></text:p>
      <text:p text:style-name="P327"><text:span text:style-name="T328">CREATE</text:span><text:span text:style-name="T329"><text:s/></text:span><text:span text:style-name="T330">TABLE</text:span><text:span text:style-name="T331"><text:s/></text:span><text:span text:style-name="T332">`schedule`</text:span><text:span text:style-name="T333"><text:s/></text:span><text:span text:style-name="T334">(</text:span></text:p>
      <text:p text:style-name="P335"><text:span text:style-name="T336">`id`</text:span><text:span text:style-name="T337"><text:s/></text:span><text:span text:style-name="T338">bigint</text:span><text:span text:style-name="T339">(</text:span><text:span text:style-name="T340">20</text:span><text:span text:style-name="T341">)</text:span><text:span text:style-name="T342"><text:s/></text:span><text:span text:style-name="T343">NOT</text:span><text:span text:style-name="T344"><text:s/></text:span><text:span text:style-name="T345">NULL</text:span><text:span text:style-name="T346"><text:s/></text:span><text:span text:style-name="T347">AUTO_INCREMENT</text:span><text:span text:style-name="T348">,</text:span></text:p>
      <text:p text:style-name="P349"><text:span text:style-name="T350">`route_id`</text:span><text:span text:style-name="T351"><text:s/></text:span><text:span text:style-name="T352">bigint</text:span><text:span text:style-name="T353">(</text:span><text:span text:style-name="T354">20</text:span><text:span text:style-name="T355">)</text:span><text:span text:style-name="T356"><text:s/></text:span><text:span text:style-name="T357">NOT</text:span><text:span text:style-name="T358"><text:s/></text:span><text:span text:style-name="T359">NULL</text:span><text:span text:style-name="T360">,</text:span></text:p>
      <text:p text:style-name="P361"><text:span text:style-name="T362">`vehicle_id`</text:span><text:span text:style-name="T363"><text:s/></text:span><text:span text:style-name="T364">bigint</text:span><text:span text:style-name="T365">(</text:span><text:span text:style-name="T366">20</text:span><text:span text:style-name="T367">)</text:span><text:span text:style-name="T368"><text:s/></text:span><text:span text:style-name="T369">NOT</text:span><text:span text:style-name="T370"><text:s/></text:span><text:span text:style-name="T371">NULL</text:span><text:span text:style-name="T372">,</text:span></text:p>
      <text:p text:style-name="P373"><text:span text:style-name="T374">`driver_id`</text:span><text:span text:style-name="T375"><text:s/></text:span><text:span text:style-name="T376">bigint</text:span><text:span text:style-name="T377">(</text:span><text:span text:style-name="T378">20</text:span><text:span text:style-name="T379">)</text:span><text:span text:style-name="T380"><text:s/></text:span><text:span text:style-name="T381">NOT</text:span><text:span text:style-name="T382"><text:s/></text:span><text:span text:style-name="T383">NULL</text:span><text:span text:style-name="T384">,</text:span></text:p>
      <text:p text:style-name="P385"><text:span text:style-name="T386">`departure_date`</text:span><text:span text:style-name="T387"><text:s/></text:span><text:span text:style-name="T388">date</text:span><text:span text:style-name="T389"><text:s/></text:span><text:span text:style-name="T390">NOT</text:span><text:span text:style-name="T391"><text:s/></text:span><text:span text:style-name="T392">NULL</text:span><text:span text:style-name="T393">,</text:span></text:p>
      <text:p text:style-name="P394"><text:span text:style-name="T395">`arrival_date`</text:span><text:span text:style-name="T396"><text:s/></text:span><text:span text:style-name="T397">date</text:span><text:span text:style-name="T398"><text:s/></text:span><text:span text:style-name="T399">NOT</text:span><text:span text:style-name="T400"><text:s/></text:span><text:span text:style-name="T401">NULL</text:span><text:span text:style-name="T402">,</text:span></text:p>
      <text:p text:style-name="P403"><text:span text:style-name="T404">PRIMARY</text:span><text:span text:style-name="T405"><text:s/></text:span><text:span text:style-name="T406">KEY</text:span><text:span text:style-name="T407"><text:s/></text:span><text:span text:style-name="T408">(</text:span><text:span text:style-name="T409">`id`</text:span><text:span text:style-name="T410">)</text:span></text:p>
      <text:p text:style-name="P411"><text:span text:style-name="T412">);</text:span></text:p>
      <text:p text:style-name="Standard"/>
      <text:p text:style-name="Standard"><text:span text:style-name="T413">2. SQL skill test</text:span></text:p>
      <text:p text:style-name="Standard"><text:span text:style-name="T414">CREATE TABLE `tUSER` (</text:span><text:span text:style-name="T415"><text:line-break/></text:span><text:span text:style-name="T416"><text:s text:c="2"/>`id` bigint(20) NOT NULL AUTO_INCREMENT,</text:span><text:span text:style-name="T417"><text:line-break/></text:span><text:span text:style-name="T418"><text:s text:c="2"/>`id_number` varchar(20) NOT NULL,</text:span><text:span text:style-name="T419"><text:line-break/></text:span><text:span text:style-name="T420"><text:s text:c="2"/>`first_names` varchar(100) NOT NULL,</text:span><text:span text:style-name="T421"><text:line-break/></text:span><text:span text:style-name="T422"><text:s text:c="2"/>`last_name` varchar(100) NOT NULL,</text:span><text:span text:style-name="T423"><text:line-break/></text:span><text:span text:style-name="T424"><text:s text:c="2"/>PRIMARY KEY (`id`)</text:span><text:span text:style-name="T425">,</text:span><text:span text:style-name="T426"><text:line-break/></text:span><text:span text:style-name="T427"><text:s text:c="2"/></text:span><text:span text:style-name="T428">INDEX(`id_number`,`first_names`,`last_name`)</text:span><text:span text:style-name="T429"><text:line-break/></text:span><text:span text:style-name="T430">)</text:span></text:p>
      <text:p text:style-name="Standard"><text:span text:style-name="T431">CREATE TABLE `tPROFILE` (</text:span><text:span text:style-name="T432"><text:line-break/></text:span><text:span text:style-name="T433"><text:s text:c="2"/>`id` bigint(20) NOT NULL AUTO_INCREMENT,</text:span><text:span text:style-name="T434"><text:line-break/></text:span><text:span text:style-name="T435"><text:s text:c="2"/>`tUSER_id` bigint(20) DEFAULT NULL,</text:span><text:span text:style-name="T436"><text:line-break/></text:span><text:span text:style-name="T437"><text:s text:c="2"/>`tTYPES_id` bigint(20) DEFAULT NULL,</text:span><text:span text:style-name="T438"><text:line-break/></text:span><text:span text:style-name="T439"><text:s text:c="2"/>`value` varchar(100) NOT NULL,</text:span><text:span text:style-name="T440"><text:line-break/></text:span><text:span text:style-name="T441"><text:s text:c="2"/>PRIMARY KEY (`id`),</text:span><text:span text:style-name="T442"><text:line-break/></text:span><text:span text:style-name="T443"><text:s text:c="2"/></text:span><text:span text:style-name="T444">INDEX(`tUSER_id`,`tTYPES_id`,`value`)</text:span><text:span text:style-name="T445"><text:line-break/></text:span><text:span text:style-name="T446">)</text:span></text:p>
      <text:p text:style-name="Standard"><text:span text:style-name="T447">CREATE TABLE `tTYPES`</text:span><text:span text:style-name="T448"><text:s/>(</text:span><text:span text:style-name="T449"><text:line-break/></text:span><text:span text:style-name="T450"><text:s text:c="2"/>`id` bigint(20) NOT NULL AUTO_INCREMENT,</text:span><text:span text:style-name="T451"><text:line-break/></text:span><text:span text:style-name="T452"><text:s text:c="2"/>`type` varchar(100) NOT NULL DEFAULT '',</text:span><text:span text:style-name="T453"><text:line-break/></text:span><text:span text:style-name="T454"><text:s text:c="2"/>`description` varchar(255) NOT NULL,</text:span><text:span text:style-name="T455"><text:line-break/></text:span><text:span text:style-name="T456"><text:s text:c="2"/>`deleted` tinyint(1) NOT NULL DEFAULT '0',</text:span><text:span text:style-name="T457"><text:line-break/></text:span><text:span text:style-name="T458"><text:s text:c="2"/>PRIMARY KEY (`id`),</text:span><text:span text:style-name="T459"><text:line-break/></text:span><text:span text:style-name="T460"><text:s text:c="2"/></text:span><text:span text:style-name="T461">INDEX(`type`,`description`,`deleted`)</text:span><text:span text:style-name="T462"><text:line-break/></text:span><text:span text:style-name="T463">)</text:span></text:p>
      <text:p text:style-name="P464">Apply indexes to the above tables, and design<text:s/>a SINGLE query to retrieve a full list of user information based on:<text:line-break/><text:s text:c="2"/>2.A) an ID number</text:p>
      <text:p text:style-name="P465">SELECT tUSER.id,</text:p>
      <text:p text:style-name="P466"><text:tab/><text:tab/>id_number,<text:s/></text:p>
      <text:p text:style-name="P467"><text:tab/><text:tab/>first_names,<text:s/></text:p>
      <text:p text:style-name="P468"><text:tab/><text:tab/>last_name,<text:s/></text:p>
      <text:p text:style-name="P469"><text:tab/><text:tab/>tTYPES.id,</text:p>
      <text:p text:style-name="P470"><text:tab/><text:tab/>type,<text:s/></text:p>
      <text:p text:style-name="P471"><text:tab/><text:tab/>value,<text:s/></text:p>
      <text:p text:style-name="P472"><text:tab/><text:tab/>deleted <text:s/></text:p>
      <text:p text:style-name="P473">from tPROFILE</text:p>
      <text:p text:style-name="P474">INNER JOIN tUSER on tPROFILE.tUSER_id = tUSER.id</text:p>
      <text:p text:style-name="P475">INNER JOIN tTYPES on tPROFILE.tTYPES_id = tTYPES.id</text:p>
      <text:p text:style-name="P476"><text:span text:style-name="T477">WHERE tUSER.id_number = '9012023213011';</text:span></text:p>
      <text:p text:style-name="P478"><text:line-break/><text:s text:c="2"/>2.B) a cellphone number (`Cellphone` is a record in the `tTYPES` table) <text:s/></text:p>
      <text:p text:style-name="Standard"/>
      <text:p text:style-name="P479">SELECT tUSER.id,</text:p>
      <text:p text:style-name="P480"><text:tab/><text:tab/>id_number,<text:s/></text:p>
      <text:p text:style-name="P481"><text:tab/><text:tab/>first_names,<text:s/></text:p>
      <text:p text:style-name="P482"><text:tab/><text:tab/>last_name,<text:s/></text:p>
      <text:p text:style-name="P483"><text:tab/><text:tab/>tTYPES.id,</text:p>
      <text:p text:style-name="P484"><text:tab/><text:tab/>type,<text:s/></text:p>
      <text:p text:style-name="P485"><text:tab/><text:tab/>value,<text:s/></text:p>
      <text:p text:style-name="P486"><text:tab/><text:tab/>deleted <text:s/></text:p>
      <text:p text:style-name="P487">from tPROFILE</text:p>
      <text:p text:style-name="P488">INNER JOIN tUSER on tPROFILE.tUSER_id = tUSER.id</text:p>
      <text:p text:style-name="P489">INNER JOIN tTYPES on tPROFILE.tTYPES_id = tTYPES.id</text:p>
      <text:p text:style-name="P490"><text:span text:style-name="T491">WHERE tTYPES.value = '';</text:span></text:p>
      <text:p text:style-name="P492"/>
      <text:p text:style-name="Standard"><text:span text:style-name="T493">3. Write a re-usable script for importing information into the above 3 tables, from the e</text:span><text:span text:style-name="T494">xample dsv file below</text:span><text:span text:style-name="T495">:</text:span><text:span text:style-name="T496"><text:line-break/></text:span><text:span text:style-name="T497"><text:s text:c="2"/>- NB - All data of the same type MUST be stored in the same format</text:span><text:span text:style-name="T498"><text:line-break/></text:span><text:span text:style-name="T499"><text:s text:c="2"/>- NB2- You may assume that if a column doesn't seem to exist for a piece of data, that data type is listed in the tTYPES table <text:s/></text:span></text:p>
      <text:p text:style-name="P500"><text:span text:style-name="T501">The code for this is on Git link :</text:span></text:p>
      <text:p text:style-name="Standard"><text:span text:style-name="T502">record_number|id_number|f</text:span><text:span text:style-name="T503">irst name|last name|msisdn|network|points|card number|gender</text:span></text:p>
      <text:p text:style-name="Standard"><text:span text:style-name="T504">312|9101011234011|Test Junior|Smith|071 123 4321|MTN|73|1241551413214444|M</text:span></text:p>
      <text:p text:style-name="Standard"><text:span text:style-name="T505">313|9012023213011|Bob|Smith|27743334321|Vodacom|3|1231233232323244|M</text:span></text:p>
      <text:p text:style-name="Standard"><text:span text:style-name="T506">314|8706055678011|Frank|Frankinson|2771 156 1567|8ta|0|1231123453214444|M</text:span></text:p>
      <text:p text:style-name="Standard"><text:span text:style-name="T507">315|9102078765011|Mary|Van Niekerk|+27(0)711236677|CellC|2|1278933213214444|F</text:span></text:p>
      <text:p text:style-name="Standard"><text:span text:style-name="T508">316|9005074545011|Susan|Wilson|0821121124|CellC|705|1231233216544444|F</text:span></text:p>
      <text:p text:style-name="Standard"><text:span text:style-name="T509">317|9101013232011|Katherine|Jeeve</text:span><text:span text:style-name="T510">s|+271233214|8ta|112|1231233678214444|F</text:span></text:p>
      <text:p text:style-name="Standard"><text:span text:style-name="T511">318|9101011234011|Matthew|Matthias|0711111111|MTN||1231555213214444|M</text:span></text:p>
      <text:p text:style-name="Standard"><text:span text:style-name="T512">319|9103126666011|Michael|Bay|085-6122-161|8ta|63|1231244413214444|M</text:span></text:p>
      <text:p text:style-name="Standard"><text:span text:style-name="T513">320|7506023232300|Tyrone|Olivier|711234322|CellC|89|1234563213214444|M</text:span></text:p>
      <text:p text:style-name="Standard"><text:span text:style-name="T514">321|89</text:span><text:span text:style-name="T515">01020304055|Burt|Jackson|071 4566544|Vodacom|1|4567233213214444|M</text:span></text:p>
      <text:p text:style-name="Standard"/>
      <text:p text:style-name="P516">#Create temporary tmp</text:p>
      <text:p text:style-name="P517">CREATE TEMPORARY TABLE tmp_import<text:s/></text:p>
      <text:p text:style-name="P518">(</text:p>
      <text:p text:style-name="P519"><text:tab/>record_number INT(10) NOT NULL PRIMARY KEY,<text:s/></text:p>
      <text:p text:style-name="P520"><text:s/><text:tab/>id_number VARCHAR(50),<text:s/></text:p>
      <text:p text:style-name="P521"><text:s/><text:tab/>first_name VARCHAR(255),<text:s/></text:p>
      <text:p text:style-name="P522"><text:s/><text:tab/>last_name VARCHAR(255),</text:p>
      <text:p text:style-name="P523"><text:s/><text:tab/>msisdn VARCHAR(50),<text:s/></text:p>
      <text:p text:style-name="P524"><text:s/><text:tab/>network VARCHAR(20),</text:p>
      <text:p text:style-name="P525"><text:s/><text:tab/>points INT,</text:p>
      <text:p text:style-name="P526"><text:s/><text:tab/>card_number VARCHAR(100),<text:s/></text:p>
      <text:p text:style-name="P527"><text:s/><text:tab/>gender VARCHAR(1)</text:p>
      <text:p text:style-name="P528">);</text:p>
      <text:p text:style-name="P529">LOAD DATA LOCAL INFILE 'C:\\xampp\\htdocs\\insertdata.txt'<text:s/></text:p>
      <text:p text:style-name="P530">INTO TABLE tmp_import<text:s/></text:p>
      <text:p text:style-name="P531">FIELDS TERMINATED BY '|'<text:s/></text:p>
      <text:p text:style-name="P532">LINES TERMINATED BY '\n'</text:p>
      <text:p text:style-name="P533">IGNORE 1 LINES;</text:p>
      <text:p text:style-name="P534"/>
      <text:p text:style-name="P535">#select * from tmp_import and insert to the tTYPES</text:p>
      <text:p text:style-name="P536">INSERT INTO tTYPES (type, tUSER_id, tTYPES_id, value)</text:p>
      <text:p text:style-name="P537">SELECT <text:s/>FROM tmp_import;</text:p>
      <text:p text:style-name="P538"/>
      <text:p text:style-name="P539">#insert user data</text:p>
      <text:p text:style-name="P540">INSERT INTO tUSER (id, id_number, first_names, last_name)</text:p>
      <text:p text:style-name="P541">SELECT record_number, id_number, first_name, last_name</text:p>
      <text:p text:style-name="P542">FROM tmp_import;</text:p>
      <text:p text:style-name="P543"/>
      <text:p text:style-name="P544">#insert profile</text:p>
      <text:p text:style-name="P545">INSERT INTO tPROFILE (type, cellphone, description)</text:p>
      <text:p text:style-name="P546">SELECT msisdn, network, msisdn, gender, points, card_number</text:p>
      <text:p text:style-name="P547"><text:span text:style-name="T548">FROM tmp_import;</text:span></text:p>
      <text:p text:style-name="P549"/>
      <text:p text:style-name="Standard"><text:span text:style-name="T550">4. After the data has been imported, Write a basic API to wrap the Database. Include the following function points:</text:span><text:span text:style-name="T551"><text:line-break/></text:span><text:span text:style-name="T552"><text:s text:c="2"/>- Add a new User</text:span><text:span text:style-name="T553"><text:line-break/></text:span><text:span text:style-name="T554"><text:s text:c="2"/>- Update a User's details</text:span><text:span text:style-name="T555"><text:line-break/></text:span><text:span text:style-name="T556"><text:s text:c="2"/>- Delete a User</text:span><text:span text:style-name="T557"><text:line-break/></text:span><text:span text:style-name="T558"><text:s text:c="2"/>- Search users <text:s/></text:span></text:p>
      <text:p text:style-name="Standard"/>
      <text:p text:style-name="Standard"><text:span text:style-name="T559">5. Describe what the following bash statement does:</text:span></text:p>
      <text:p text:style-name="P560"><text:s text:c="2"/>grep `date +%Y-%m-%d --date='1 day ago'` /path/to/file/FILE_PREFIX_\`date +%Y%m%d --date='1 day ago'`.dsv | grep -v 'ERROR' | cut -d "|" -f 2 | sed 's/^0/27/'</text:p>
      <text:p text:style-name="Standard"><text:span text:style-name="T561">I</text:span><text:span text:style-name="T562">t looks at a file whose name is based on yesterday's date, </text:span><text:span text:style-name="T563">path/to/file/FILE_PREFIX_</text:span><text:span text:style-name="T564">{CURDATE}</text:span><text:span text:style-name="T565">.dsv</text:span><text:span text:style-name="T566">. It looks for any line in that file that mentions yesterday's date in the form </text:span><text:span text:style-name="T567">201</text:span><text:span text:style-name="T568">9</text:span><text:span text:style-name="T569">-</text:span><text:span text:style-name="T570">11</text:span><text:span text:style-name="T571">-</text:span><text:span text:style-name="T572">04</text:span><text:span text:style-name="T573">. It then eliminates any line which also contains the characters </text:span><text:span text:style-name="T574">ERROR</text:span><text:span text:style-name="T575">. The remaining lines are divided into fields based on the character </text:span><text:span text:style-name="T576">|</text:span><text:span text:style-name="T577">. The second field of the line is extracted. If that second field starts with a zero, then the zero is replaced with </text:span><text:span text:style-name="T578">27</text:span></text:p>
      <text:p text:style-name="P579"/>
      <text:h text:style-name="P580" text:outline-level="2"><text:span text:style-name="T581">PART II</text:span><text:span text:style-name="T582">:<text:s/></text:span><text:span text:style-name="T583">Interesting Stuff</text:span></text:h>
      <text:p text:style-name="Standard"><text:span text:style-name="T584">1. If a restaurant serves:</text:span><text:span text:style-name="T585"><text:line-break/></text:span><text:span text:style-name="T586"><text:s text:c="4"/>- 3 types of starters</text:span><text:span text:style-name="T587"><text:line-break/></text:span><text:span text:style-name="T588"><text:s text:c="4"/>- 5 types of main</text:span><text:span text:style-name="T589"><text:line-break/></text:span><text:span text:style-name="T590"><text:s text:c="4"/>- N types of drinks</text:span><text:span text:style-name="T591"><text:line-break/></text:span><text:span text:style-name="T592"><text:s text:c="4"/>- 3 types of desserts</text:span></text:p>
      <text:p text:style-name="Standard"><text:span text:style-name="T593"><text:s text:c="2"/>+ How many different meals are available, if you can order 1 item of each type?<text:s/></text:span><text:span text:style-name="T594"><text:line-break/></text:span><text:span text:style-name="T595">45 different meals can be ordered.</text:span></text:p>
      <text:p text:style-name="Standard"><text:span text:style-name="T596"><text:s text:c="2"/>+ How many different meals<text:s/></text:span><text:span text:style-name="T597">are available, if you can order 1 item of each type, BUT you can order 2 drinks as long as you do not order the same drink twice?</text:span><text:span text:style-name="T598"><text:line-break/></text:span></text:p>
      <text:p text:style-name="Standard"><text:span text:style-name="T599"><text:s text:c="2"/>+ How many different meals are available, if you can only order a dessert OR a starter?</text:span><text:span text:style-name="T600"><text:line-break/></text:span></text:p>
      <text:p text:style-name="Standard"><text:span text:style-name="T601"><text:s text:c="2"/></text:span></text:p>
      <text:p text:style-name="Standard"><text:span text:style-name="T602">2. If you need to profile 1000<text:s/></text:span><text:span text:style-name="T603">users, each with 3 different attributes, and each attribute has 4 possible values - before parsing any of the date:</text:span><text:span text:style-name="T604"><text:line-break/></text:span><text:span text:style-name="T605"><text:s text:c="2"/>+ What can we guarantee about the result set?</text:span><text:span text:style-name="T606"><text:line-break/></text:span></text:p>
      <text:p text:style-name="P607"/>
      <text:p text:style-name="Standard"><text:span text:style-name="T608">3. A wild director appears. He uses "I want to profile my user database using an additiona</text:span><text:span text:style-name="T609">l attribute!"</text:span></text:p>
      <text:p text:style-name="Standard"><text:span text:style-name="T610"><text:s text:c="2"/>+ Describe a `super-effective` method which we can implement, which will allow us to handle an indeterminate number of this type of request.</text:span><text:span text:style-name="T611"><text:line-break/></text:span></text:p>
      <text:p text:style-name="P612"/>
      <text:p text:style-name="Standard"><text:span text:style-name="T613">4. If we have two separate tables, the first detailing a list of registered club members, and the</text:span><text:span text:style-name="T614"><text:s/>second detailing a list of competition entrants (assuming we have a key we can join on), what do/could the following result sets represent:</text:span></text:p>
      <text:p text:style-name="P615"><text:s text:c="3"/>- The INTERSECT of the tables</text:p>
      <text:p text:style-name="Standard"><text:span text:style-name="T616">INTERSECT will<text:s/></text:span><text:span text:style-name="T617">return list of registered club members and that are also competition entrants, meaning the results should match from both tables base on the key join.</text:span></text:p>
      <text:p text:style-name="P618"><text:s text:c="3"/>- The MINUS of the tables</text:p>
      <text:p text:style-name="Standard"><text:span text:style-name="T619">MINUS it will return a list of registered club members, that don’t exist/match from competition entrants.</text:span></text:p>
      <text:p text:style-name="P620"><text:s text:c="3"/>- The UNION of the tables</text:p>
      <text:p text:style-name="Standard"><text:span text:style-name="T621">UNION it will return list of club members and also return list of competition regardless weather there is a match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Footlight MT Light" svg:font-family="Footlight MT Light" style:font-family-generic="roman" style:font-pitch="variable" svg:panose-1="2 4 6 2 6 3 10 2 3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Droid Sans Fallback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Calibri Light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Calibri Light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le" style:display-name="Title" style:family="paragraph" style:parent-style-name="Standard" style:next-style-name="Standard">
      <style:paragraph-properties fo:margin-bottom="0in" fo:line-height="100%"/>
      <style:text-properties style:font-name="Calibri Light" style:font-name-asian="Calibri Light" fo:letter-spacing="-0.0069in" fo:font-size="28pt" style:font-size-asian="28pt" style:font-size-complex="28pt" fo:hyphenate="false"/>
    </style:style>
    <style:style style:name="Heading1Char" style:display-name="Heading 1 Char" style:family="text" style:parent-style-name="DefaultParagraphFont">
      <style:text-properties style:font-name="Calibri Light" style:font-name-asian="Calibri Light" style:font-name-complex="F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Calibri Light" style:font-name-complex="F" fo:color="#2E74B5" fo:font-size="13pt" style:font-size-asian="13pt" style:font-size-complex="13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5B9BD5"/>
    </style:style>
    <style:style style:name="TitleChar" style:display-name="Title Char" style:family="text" style:parent-style-name="DefaultParagraphFont">
      <style:text-properties style:font-name="Calibri Light" style:font-name-asian="Calibri Light" style:font-name-complex="F" fo:letter-spacing="-0.0069in" style:letter-kerning="true" fo:font-size="28pt" style:font-size-asian="28pt" style:font-size-complex="28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F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3229in" text:min-label-width="0.25in" text:list-level-position-and-space-mode="label-alignment">
          <style:list-level-label-alignment text:label-followed-by="listtab" fo:margin-left="0.5729in" fo:text-indent="-0.25in"/>
        </style:list-level-properties>
      </text:list-level-style-bullet>
      <text:list-level-style-bullet text:level="2" text:style-name="WW_CharLFO2LVL2" text:bullet-char="o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3229in" text:min-label-width="0.25in" text:list-level-position-and-space-mode="label-alignment">
          <style:list-level-label-alignment text:label-followed-by="listtab" fo:margin-left="1.5729in" fo:text-indent="-0.25in"/>
        </style:list-level-properties>
      </text:list-level-style-bullet>
      <text:list-level-style-bullet text:level="4" text:bullet-char="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bullet>
      <text:list-level-style-bullet text:level="5" text:style-name="WW_CharLFO2LVL5" text:bullet-char="o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8229in" text:min-label-width="0.25in" text:list-level-position-and-space-mode="label-alignment">
          <style:list-level-label-alignment text:label-followed-by="listtab" fo:margin-left="3.0729in" fo:text-indent="-0.25in"/>
        </style:list-level-properties>
      </text:list-level-style-bullet>
      <text:list-level-style-bullet text:level="7" text:bullet-char="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bullet>
      <text:list-level-style-bullet text:level="8" text:style-name="WW_CharLFO2LVL8" text:bullet-char="o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3229in" text:min-label-width="0.25in" text:list-level-position-and-space-mode="label-alignment">
          <style:list-level-label-alignment text:label-followed-by="listtab" fo:margin-left="4.5729in" fo:text-indent="-0.25in"/>
        </style:list-level-properties>
      </text:list-level-style-bullet>
    </text:list-style>
    <style:style style:name="WW_CharLFO3LVL1" style:family="text">
      <style:text-properties style:font-name="Times New Roman" style:font-name-complex="F"/>
    </style: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3LVL1" text:bullet-char="-">
        <style:list-level-properties text:space-before="0.0729in" text:min-label-width="0.427in" text:list-level-position-and-space-mode="label-alignment">
          <style:list-level-label-alignment text:label-followed-by="listtab" fo:margin-left="0.5in" fo:text-indent="-0.427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0729in" text:min-label-width="0.25in" text:list-level-position-and-space-mode="label-alignment">
          <style:list-level-label-alignment text:label-followed-by="listtab" fo:margin-left="1.3229in" fo:text-indent="-0.25in"/>
        </style:list-level-properties>
      </text:list-level-style-bullet>
      <text:list-level-style-bullet text:level="4" text:bullet-char="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</text:list-level-style-bullet>
      <text:list-level-style-bullet text:level="5" text:style-name="WW_CharLFO3LVL5" text:bullet-char="o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729in" text:min-label-width="0.25in" text:list-level-position-and-space-mode="label-alignment">
          <style:list-level-label-alignment text:label-followed-by="listtab" fo:margin-left="2.8229in" fo:text-indent="-0.25in"/>
        </style:list-level-properties>
      </text:list-level-style-bullet>
      <text:list-level-style-bullet text:level="7" text:bullet-char="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</text:list-level-style-bullet>
      <text:list-level-style-bullet text:level="8" text:style-name="WW_CharLFO3LVL8" text:bullet-char="o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0729in" text:min-label-width="0.25in" text:list-level-position-and-space-mode="label-alignment">
          <style:list-level-label-alignment text:label-followed-by="listtab" fo:margin-left="4.3229in" fo:text-indent="-0.25in"/>
        </style:list-level-properties>
      </text:list-level-style-bullet>
    </text:list-style>
    <style:style style:name="WW_CharLFO4LVL1" style:family="text">
      <style:text-properties style:font-name="Times New Roman" style:font-name-complex="F"/>
    </style: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style-name="WW_CharLFO4LVL1" text:bullet-char="-">
        <style:list-level-properties text:space-before="0in" text:min-label-width="0.427in" text:list-level-position-and-space-mode="label-alignment">
          <style:list-level-label-alignment text:label-followed-by="listtab" fo:margin-left="0.427in" fo:text-indent="-0.427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677in" text:min-label-width="0.25in" text:list-level-position-and-space-mode="label-alignment">
          <style:list-level-label-alignment text:label-followed-by="listtab" fo:margin-left="0.92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177in" text:min-label-width="0.25in" text:list-level-position-and-space-mode="label-alignment">
          <style:list-level-label-alignment text:label-followed-by="listtab" fo:margin-left="1.427in" fo:text-indent="-0.25in"/>
        </style:list-level-properties>
      </text:list-level-style-bullet>
      <text:list-level-style-bullet text:level="4" text:bullet-char="">
        <style:list-level-properties text:space-before="1.677in" text:min-label-width="0.25in" text:list-level-position-and-space-mode="label-alignment">
          <style:list-level-label-alignment text:label-followed-by="listtab" fo:margin-left="1.927in" fo:text-indent="-0.25in"/>
        </style:list-level-properties>
      </text:list-level-style-bullet>
      <text:list-level-style-bullet text:level="5" text:style-name="WW_CharLFO4LVL5" text:bullet-char="o">
        <style:list-level-properties text:space-before="2.177in" text:min-label-width="0.25in" text:list-level-position-and-space-mode="label-alignment">
          <style:list-level-label-alignment text:label-followed-by="listtab" fo:margin-left="2.42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677in" text:min-label-width="0.25in" text:list-level-position-and-space-mode="label-alignment">
          <style:list-level-label-alignment text:label-followed-by="listtab" fo:margin-left="2.927in" fo:text-indent="-0.25in"/>
        </style:list-level-properties>
      </text:list-level-style-bullet>
      <text:list-level-style-bullet text:level="7" text:bullet-char="">
        <style:list-level-properties text:space-before="3.177in" text:min-label-width="0.25in" text:list-level-position-and-space-mode="label-alignment">
          <style:list-level-label-alignment text:label-followed-by="listtab" fo:margin-left="3.427in" fo:text-indent="-0.25in"/>
        </style:list-level-properties>
      </text:list-level-style-bullet>
      <text:list-level-style-bullet text:level="8" text:style-name="WW_CharLFO4LVL8" text:bullet-char="o">
        <style:list-level-properties text:space-before="3.677in" text:min-label-width="0.25in" text:list-level-position-and-space-mode="label-alignment">
          <style:list-level-label-alignment text:label-followed-by="listtab" fo:margin-left="3.92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177in" text:min-label-width="0.25in" text:list-level-position-and-space-mode="label-alignment">
          <style:list-level-label-alignment text:label-followed-by="listtab" fo:margin-left="4.427in" fo:text-indent="-0.25in"/>
        </style:list-level-properties>
      </text:list-level-style-bullet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elly Truter</meta:initial-creator>
    <dc:creator>Agreement Mathole</dc:creator>
    <meta:creation-date>2019-07-01T14:18:00Z</meta:creation-date>
    <dc:date>2019-11-04T13:24:00Z</dc:date>
    <meta:template xlink:href="Normal" xlink:type="simple"/>
    <meta:editing-cycles>4</meta:editing-cycles>
    <meta:editing-duration>PT1088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5" meta:word-count="1155" meta:character-count="7730" meta:row-count="54" meta:non-whitespace-character-count="6590"/>
  </office:meta>
</office:document-meta>
</file>